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4-01T00:00:00" table:style-name="ce5">
            <text:p>2021/4/1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45072" table:style-name="ce6">
            <text:p>45,072<text:s/></text:p>
          </table:table-cell>
          <table:table-cell office:value-type="float" office:value="47216" table:style-name="ce6">
            <text:p>47,216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28660" table:style-name="ce6">
            <text:p>28,66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37006" table:style-name="ce6">
            <text:p>37,006<text:s/></text:p>
          </table:table-cell>
          <table:table-cell office:value-type="float" office:value="26987" table:style-name="ce6">
            <text:p>26,987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20596" table:style-name="ce6">
            <text:p>20,596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69481" table:style-name="ce6">
            <text:p>169,481<text:s/></text:p>
          </table:table-cell>
          <table:table-cell office:value-type="float" office:value="45728" table:style-name="ce6">
            <text:p>45,728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26444" table:style-name="ce6">
            <text:p>26,444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32824" table:style-name="ce6">
            <text:p>32,824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29169" table:style-name="ce6">
            <text:p>29,169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28229" table:style-name="ce6">
            <text:p>28,229<text:s/></text:p>
          </table:table-cell>
          <table:table-cell office:value-type="float" office:value="45026" table:style-name="ce6">
            <text:p>45,026<text:s/></text:p>
          </table:table-cell>
          <table:table-cell office:value-type="float" office:value="40202" table:style-name="ce6">
            <text:p>40,202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27040" table:style-name="ce6">
            <text:p>27,040<text:s/></text:p>
          </table:table-cell>
          <table:table-cell office:value-type="float" office:value="64776" table:style-name="ce6">
            <text:p>64,776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33108" table:style-name="ce6">
            <text:p>33,108<text:s/></text:p>
          </table:table-cell>
          <table:table-cell office:value-type="float" office:value="37879" table:style-name="ce6">
            <text:p>37,879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71039" table:style-name="ce6">
            <text:p>71,039<text:s/></text:p>
          </table:table-cell>
          <table:table-cell office:value-type="float" office:value="21912" table:style-name="ce6">
            <text:p>21,912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41189" table:style-name="ce6">
            <text:p>41,189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29766" table:style-name="ce6">
            <text:p>29,766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4514" table:style-name="ce6">
            <text:p>4,514<text:s/></text:p>
          </table:table-cell>
          <table:table-cell table:number-columns-repeated="16264"/>
        </table:table-row>
        <table:table-row table:style-name="ro2">
          <table:table-cell office:value-type="date" office:date-value="2021-04-02T00:00:00" table:style-name="ce5">
            <text:p>2021/4/2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40687" table:style-name="ce6">
            <text:p>40,687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14992" table:style-name="ce6">
            <text:p>14,992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26418" table:style-name="ce6">
            <text:p>26,418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52261" table:style-name="ce6">
            <text:p>152,261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36888" table:style-name="ce6">
            <text:p>36,888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38799" table:style-name="ce6">
            <text:p>38,799<text:s/></text:p>
          </table:table-cell>
          <table:table-cell office:value-type="float" office:value="27069" table:style-name="ce6">
            <text:p>27,069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69099" table:style-name="ce6">
            <text:p>69,099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52913" table:style-name="ce6">
            <text:p>52,913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2741" table:style-name="ce6">
            <text:p>2,741<text:s/></text:p>
          </table:table-cell>
          <table:table-cell table:number-columns-repeated="16264"/>
        </table:table-row>
        <table:table-row table:style-name="ro2">
          <table:table-cell office:value-type="date" office:date-value="2021-04-03T00:00:00" table:style-name="ce5">
            <text:p>2021/4/3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38143" table:style-name="ce6">
            <text:p>38,143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130646" table:style-name="ce6">
            <text:p>130,646<text:s/></text:p>
          </table:table-cell>
          <table:table-cell office:value-type="float" office:value="39171" table:style-name="ce6">
            <text:p>39,171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39240" table:style-name="ce6">
            <text:p>39,240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34788" table:style-name="ce6">
            <text:p>34,788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5186" table:style-name="ce6">
            <text:p>25,186<text:s/></text:p>
          </table:table-cell>
          <table:table-cell office:value-type="float" office:value="67214" table:style-name="ce6">
            <text:p>67,214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49778" table:style-name="ce6">
            <text:p>49,778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2787" table:style-name="ce6">
            <text:p>2,787<text:s/></text:p>
          </table:table-cell>
          <table:table-cell table:number-columns-repeated="16264"/>
        </table:table-row>
        <table:table-row table:style-name="ro2">
          <table:table-cell office:value-type="date" office:date-value="2021-04-04T00:00:00" table:style-name="ce5">
            <text:p>2021/4/4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32267" table:style-name="ce6">
            <text:p>32,267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05602" table:style-name="ce6">
            <text:p>105,602<text:s/></text:p>
          </table:table-cell>
          <table:table-cell office:value-type="float" office:value="33966" table:style-name="ce6">
            <text:p>33,966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32713" table:style-name="ce6">
            <text:p>32,713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29273" table:style-name="ce6">
            <text:p>29,273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60019" table:style-name="ce6">
            <text:p>60,01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44823" table:style-name="ce6">
            <text:p>44,823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2768" table:style-name="ce6">
            <text:p>2,768<text:s/></text:p>
          </table:table-cell>
          <table:table-cell table:number-columns-repeated="16264"/>
        </table:table-row>
        <table:table-row table:style-name="ro2">
          <table:table-cell office:value-type="date" office:date-value="2021-04-05T00:00:00" table:style-name="ce5">
            <text:p>2021/4/5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33429" table:style-name="ce6">
            <text:p>33,429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04676" table:style-name="ce6">
            <text:p>104,676<text:s/></text:p>
          </table:table-cell>
          <table:table-cell office:value-type="float" office:value="33660" table:style-name="ce6">
            <text:p>33,660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21183" table:style-name="ce6">
            <text:p>21,183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36838" table:style-name="ce6">
            <text:p>36,83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29537" table:style-name="ce6">
            <text:p>29,537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7162" table:style-name="ce6">
            <text:p>17,162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55688" table:style-name="ce6">
            <text:p>55,688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43239" table:style-name="ce6">
            <text:p>43,23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2843" table:style-name="ce6">
            <text:p>2,843<text:s/></text:p>
          </table:table-cell>
          <table:table-cell table:number-columns-repeated="16264"/>
        </table:table-row>
        <table:table-row table:style-name="ro2">
          <table:table-cell office:value-type="date" office:date-value="2021-04-06T00:00:00" table:style-name="ce5">
            <text:p>2021/4/6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42601" table:style-name="ce6">
            <text:p>42,601<text:s/></text:p>
          </table:table-cell>
          <table:table-cell office:value-type="float" office:value="40055" table:style-name="ce6">
            <text:p>40,055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27856" table:style-name="ce6">
            <text:p>27,85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31976" table:style-name="ce6">
            <text:p>31,976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6716" table:style-name="ce6">
            <text:p>36,716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9963" table:style-name="ce6">
            <text:p>19,963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17421" table:style-name="ce6">
            <text:p>117,421<text:s/></text:p>
          </table:table-cell>
          <table:table-cell office:value-type="float" office:value="37950" table:style-name="ce6">
            <text:p>37,950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33270" table:style-name="ce6">
            <text:p>33,270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31908" table:style-name="ce6">
            <text:p>31,908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22859" table:style-name="ce6">
            <text:p>22,859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38251" table:style-name="ce6">
            <text:p>38,251<text:s/></text:p>
          </table:table-cell>
          <table:table-cell office:value-type="float" office:value="37785" table:style-name="ce6">
            <text:p>37,785<text:s/></text:p>
          </table:table-cell>
          <table:table-cell office:value-type="float" office:value="26806" table:style-name="ce6">
            <text:p>26,806<text:s/></text:p>
          </table:table-cell>
          <table:table-cell office:value-type="float" office:value="25769" table:style-name="ce6">
            <text:p>25,769<text:s/></text:p>
          </table:table-cell>
          <table:table-cell office:value-type="float" office:value="54487" table:style-name="ce6">
            <text:p>54,487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59664" table:style-name="ce6">
            <text:p>59,664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39247" table:style-name="ce6">
            <text:p>39,247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425" table:style-name="ce6">
            <text:p>4,425<text:s/></text:p>
          </table:table-cell>
          <table:table-cell table:number-columns-repeated="16264"/>
        </table:table-row>
        <table:table-row table:style-name="ro2">
          <table:table-cell office:value-type="date" office:date-value="2021-04-07T00:00:00" table:style-name="ce5">
            <text:p>2021/4/7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44337" table:style-name="ce6">
            <text:p>44,337<text:s/></text:p>
          </table:table-cell>
          <table:table-cell office:value-type="float" office:value="41007" table:style-name="ce6">
            <text:p>41,007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34630" table:style-name="ce6">
            <text:p>34,630<text:s/></text:p>
          </table:table-cell>
          <table:table-cell office:value-type="float" office:value="25647" table:style-name="ce6">
            <text:p>25,647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37381" table:style-name="ce6">
            <text:p>37,381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116342" table:style-name="ce6">
            <text:p>116,342<text:s/></text:p>
          </table:table-cell>
          <table:table-cell office:value-type="float" office:value="39583" table:style-name="ce6">
            <text:p>39,583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4261" table:style-name="ce6">
            <text:p>24,261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25230" table:style-name="ce6">
            <text:p>25,230<text:s/></text:p>
          </table:table-cell>
          <table:table-cell office:value-type="float" office:value="26079" table:style-name="ce6">
            <text:p>26,079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33714" table:style-name="ce6">
            <text:p>33,714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2062" table:style-name="ce6">
            <text:p>32,062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38829" table:style-name="ce6">
            <text:p>38,829<text:s/></text:p>
          </table:table-cell>
          <table:table-cell office:value-type="float" office:value="38528" table:style-name="ce6">
            <text:p>38,528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6342" table:style-name="ce6">
            <text:p>26,342<text:s/></text:p>
          </table:table-cell>
          <table:table-cell office:value-type="float" office:value="56638" table:style-name="ce6">
            <text:p>56,638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33482" table:style-name="ce6">
            <text:p>33,482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60332" table:style-name="ce6">
            <text:p>60,332<text:s/></text:p>
          </table:table-cell>
          <table:table-cell office:value-type="float" office:value="21300" table:style-name="ce6">
            <text:p>21,300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40159" table:style-name="ce6">
            <text:p>40,159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30349" table:style-name="ce6">
            <text:p>30,349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4446" table:style-name="ce6">
            <text:p>4,446<text:s/></text:p>
          </table:table-cell>
          <table:table-cell table:number-columns-repeated="16264"/>
        </table:table-row>
        <table:table-row table:style-name="ro2">
          <table:table-cell office:value-type="date" office:date-value="2021-04-08T00:00:00" table:style-name="ce5">
            <text:p>2021/4/8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45392" table:style-name="ce6">
            <text:p>45,392<text:s/></text:p>
          </table:table-cell>
          <table:table-cell office:value-type="float" office:value="42012" table:style-name="ce6">
            <text:p>42,012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28974" table:style-name="ce6">
            <text:p>28,97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17790" table:style-name="ce6">
            <text:p>17,790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26780" table:style-name="ce6">
            <text:p>26,780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34801" table:style-name="ce6">
            <text:p>34,801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7701" table:style-name="ce6">
            <text:p>37,701<text:s/></text:p>
          </table:table-cell>
          <table:table-cell office:value-type="float" office:value="27346" table:style-name="ce6">
            <text:p>27,346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117122" table:style-name="ce6">
            <text:p>117,122<text:s/></text:p>
          </table:table-cell>
          <table:table-cell office:value-type="float" office:value="39952" table:style-name="ce6">
            <text:p>39,952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7298" table:style-name="ce6">
            <text:p>27,298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32473" table:style-name="ce6">
            <text:p>32,473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39487" table:style-name="ce6">
            <text:p>39,487<text:s/></text:p>
          </table:table-cell>
          <table:table-cell office:value-type="float" office:value="38458" table:style-name="ce6">
            <text:p>38,458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55604" table:style-name="ce6">
            <text:p>55,604<text:s/></text:p>
          </table:table-cell>
          <table:table-cell office:value-type="float" office:value="24428" table:style-name="ce6">
            <text:p>24,428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61581" table:style-name="ce6">
            <text:p>61,581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40778" table:style-name="ce6">
            <text:p>40,778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30486" table:style-name="ce6">
            <text:p>30,486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389" table:style-name="ce6">
            <text:p>4,389<text:s/></text:p>
          </table:table-cell>
          <table:table-cell table:number-columns-repeated="16264"/>
        </table:table-row>
        <table:table-row table:style-name="ro2">
          <table:table-cell office:value-type="date" office:date-value="2021-04-09T00:00:00" table:style-name="ce5">
            <text:p>2021/4/9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47823" table:style-name="ce6">
            <text:p>47,823<text:s/></text:p>
          </table:table-cell>
          <table:table-cell office:value-type="float" office:value="48725" table:style-name="ce6">
            <text:p>48,725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19560" table:style-name="ce6">
            <text:p>19,560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29749" table:style-name="ce6">
            <text:p>29,749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29931" table:style-name="ce6">
            <text:p>29,931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36576" table:style-name="ce6">
            <text:p>36,576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9314" table:style-name="ce6">
            <text:p>39,314<text:s/></text:p>
          </table:table-cell>
          <table:table-cell office:value-type="float" office:value="28959" table:style-name="ce6">
            <text:p>28,959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146613" table:style-name="ce6">
            <text:p>146,613<text:s/></text:p>
          </table:table-cell>
          <table:table-cell office:value-type="float" office:value="47674" table:style-name="ce6">
            <text:p>47,674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25952" table:style-name="ce6">
            <text:p>25,952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33633" table:style-name="ce6">
            <text:p>33,633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30646" table:style-name="ce6">
            <text:p>30,64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43936" table:style-name="ce6">
            <text:p>43,936<text:s/></text:p>
          </table:table-cell>
          <table:table-cell office:value-type="float" office:value="40404" table:style-name="ce6">
            <text:p>40,404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68393" table:style-name="ce6">
            <text:p>68,393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33858" table:style-name="ce6">
            <text:p>33,858<text:s/></text:p>
          </table:table-cell>
          <table:table-cell office:value-type="float" office:value="39876" table:style-name="ce6">
            <text:p>39,876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71295" table:style-name="ce6">
            <text:p>71,295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43027" table:style-name="ce6">
            <text:p>43,027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634" table:style-name="ce6">
            <text:p>4,634<text:s/></text:p>
          </table:table-cell>
          <table:table-cell table:number-columns-repeated="16264"/>
        </table:table-row>
        <table:table-row table:style-name="ro2">
          <table:table-cell office:value-type="date" office:date-value="2021-04-10T00:00:00" table:style-name="ce5">
            <text:p>2021/4/10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46235" table:style-name="ce6">
            <text:p>46,235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29516" table:style-name="ce6">
            <text:p>29,516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28218" table:style-name="ce6">
            <text:p>28,218<text:s/></text:p>
          </table:table-cell>
          <table:table-cell office:value-type="float" office:value="19976" table:style-name="ce6">
            <text:p>19,976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35443" table:style-name="ce6">
            <text:p>135,443<text:s/></text:p>
          </table:table-cell>
          <table:table-cell office:value-type="float" office:value="48698" table:style-name="ce6">
            <text:p>48,698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30065" table:style-name="ce6">
            <text:p>30,065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4747" table:style-name="ce6">
            <text:p>24,747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29626" table:style-name="ce6">
            <text:p>29,626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7198" table:style-name="ce6">
            <text:p>27,198<text:s/></text:p>
          </table:table-cell>
          <table:table-cell office:value-type="float" office:value="38364" table:style-name="ce6">
            <text:p>38,364<text:s/></text:p>
          </table:table-cell>
          <table:table-cell office:value-type="float" office:value="31804" table:style-name="ce6">
            <text:p>31,804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6778" table:style-name="ce6">
            <text:p>26,778<text:s/></text:p>
          </table:table-cell>
          <table:table-cell office:value-type="float" office:value="75315" table:style-name="ce6">
            <text:p>75,315<text:s/></text:p>
          </table:table-cell>
          <table:table-cell office:value-type="float" office:value="16690" table:style-name="ce6">
            <text:p>16,690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19658" table:style-name="ce6">
            <text:p>19,658<text:s/></text:p>
          </table:table-cell>
          <table:table-cell office:value-type="float" office:value="57314" table:style-name="ce6">
            <text:p>57,314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28469" table:style-name="ce6">
            <text:p>28,469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042" table:style-name="ce6">
            <text:p>3,042<text:s/></text:p>
          </table:table-cell>
          <table:table-cell table:number-columns-repeated="16264"/>
        </table:table-row>
        <table:table-row table:style-name="ro2">
          <table:table-cell office:value-type="date" office:date-value="2021-04-11T00:00:00" table:style-name="ce5">
            <text:p>2021/4/11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34254" table:style-name="ce6">
            <text:p>34,254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7386" table:style-name="ce6">
            <text:p>27,386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8588" table:style-name="ce6">
            <text:p>18,588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30987" table:style-name="ce6">
            <text:p>130,987<text:s/></text:p>
          </table:table-cell>
          <table:table-cell office:value-type="float" office:value="38811" table:style-name="ce6">
            <text:p>38,811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35782" table:style-name="ce6">
            <text:p>35,782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33946" table:style-name="ce6">
            <text:p>33,946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8899" table:style-name="ce6">
            <text:p>18,899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62079" table:style-name="ce6">
            <text:p>62,079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46553" table:style-name="ce6">
            <text:p>46,553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5696" table:style-name="ce6">
            <text:p>15,696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895" table:style-name="ce6">
            <text:p>2,895<text:s/></text:p>
          </table:table-cell>
          <table:table-cell table:number-columns-repeated="16264"/>
        </table:table-row>
        <table:table-row table:style-name="ro2">
          <table:table-cell office:value-type="date" office:date-value="2021-04-12T00:00:00" table:style-name="ce5">
            <text:p>2021/4/12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42683" table:style-name="ce6">
            <text:p>42,683<text:s/></text:p>
          </table:table-cell>
          <table:table-cell office:value-type="float" office:value="38065" table:style-name="ce6">
            <text:p>38,065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18632" table:style-name="ce6">
            <text:p>18,632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23987" table:style-name="ce6">
            <text:p>23,987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32692" table:style-name="ce6">
            <text:p>32,692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36571" table:style-name="ce6">
            <text:p>36,571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26267" table:style-name="ce6">
            <text:p>26,26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115787" table:style-name="ce6">
            <text:p>115,787<text:s/></text:p>
          </table:table-cell>
          <table:table-cell office:value-type="float" office:value="37497" table:style-name="ce6">
            <text:p>37,497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26536" table:style-name="ce6">
            <text:p>26,536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23187" table:style-name="ce6">
            <text:p>23,187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31584" table:style-name="ce6">
            <text:p>31,58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6416" table:style-name="ce6">
            <text:p>26,416<text:s/></text:p>
          </table:table-cell>
          <table:table-cell office:value-type="float" office:value="38631" table:style-name="ce6">
            <text:p>38,631<text:s/></text:p>
          </table:table-cell>
          <table:table-cell office:value-type="float" office:value="39906" table:style-name="ce6">
            <text:p>39,906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53353" table:style-name="ce6">
            <text:p>53,353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31537" table:style-name="ce6">
            <text:p>31,537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59948" table:style-name="ce6">
            <text:p>59,948<text:s/></text:p>
          </table:table-cell>
          <table:table-cell office:value-type="float" office:value="20505" table:style-name="ce6">
            <text:p>20,505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9428" table:style-name="ce6">
            <text:p>19,428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38816" table:style-name="ce6">
            <text:p>38,816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30553" table:style-name="ce6">
            <text:p>30,553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561" table:style-name="ce6">
            <text:p>4,561<text:s/></text:p>
          </table:table-cell>
          <table:table-cell table:number-columns-repeated="16264"/>
        </table:table-row>
        <table:table-row table:style-name="ro2">
          <table:table-cell office:value-type="date" office:date-value="2021-04-13T00:00:00" table:style-name="ce5">
            <text:p>2021/4/13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44799" table:style-name="ce6">
            <text:p>44,799<text:s/></text:p>
          </table:table-cell>
          <table:table-cell office:value-type="float" office:value="40119" table:style-name="ce6">
            <text:p>40,119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9234" table:style-name="ce6">
            <text:p>19,234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34374" table:style-name="ce6">
            <text:p>34,374<text:s/></text:p>
          </table:table-cell>
          <table:table-cell office:value-type="float" office:value="24879" table:style-name="ce6">
            <text:p>24,879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7317" table:style-name="ce6">
            <text:p>37,317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27109" table:style-name="ce6">
            <text:p>27,109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114156" table:style-name="ce6">
            <text:p>114,156<text:s/></text:p>
          </table:table-cell>
          <table:table-cell office:value-type="float" office:value="39223" table:style-name="ce6">
            <text:p>39,223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32736" table:style-name="ce6">
            <text:p>32,736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27352" table:style-name="ce6">
            <text:p>27,352<text:s/></text:p>
          </table:table-cell>
          <table:table-cell office:value-type="float" office:value="39081" table:style-name="ce6">
            <text:p>39,081<text:s/></text:p>
          </table:table-cell>
          <table:table-cell office:value-type="float" office:value="40928" table:style-name="ce6">
            <text:p>40,928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54001" table:style-name="ce6">
            <text:p>54,001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29978" table:style-name="ce6">
            <text:p>29,978<text:s/></text:p>
          </table:table-cell>
          <table:table-cell office:value-type="float" office:value="32809" table:style-name="ce6">
            <text:p>32,809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60695" table:style-name="ce6">
            <text:p>60,695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40069" table:style-name="ce6">
            <text:p>40,069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30394" table:style-name="ce6">
            <text:p>30,394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315" table:style-name="ce6">
            <text:p>4,315<text:s/></text:p>
          </table:table-cell>
          <table:table-cell table:number-columns-repeated="16264"/>
        </table:table-row>
        <table:table-row table:style-name="ro2">
          <table:table-cell office:value-type="date" office:date-value="2021-04-14T00:00:00" table:style-name="ce5">
            <text:p>2021/4/14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44868" table:style-name="ce6">
            <text:p>44,868<text:s/></text:p>
          </table:table-cell>
          <table:table-cell office:value-type="float" office:value="40880" table:style-name="ce6">
            <text:p>40,880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30998" table:style-name="ce6">
            <text:p>30,998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26980" table:style-name="ce6">
            <text:p>26,980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37578" table:style-name="ce6">
            <text:p>37,578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27397" table:style-name="ce6">
            <text:p>27,397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116829" table:style-name="ce6">
            <text:p>116,829<text:s/></text:p>
          </table:table-cell>
          <table:table-cell office:value-type="float" office:value="40634" table:style-name="ce6">
            <text:p>40,634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33135" table:style-name="ce6">
            <text:p>33,135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20162" table:style-name="ce6">
            <text:p>20,162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39461" table:style-name="ce6">
            <text:p>39,461<text:s/></text:p>
          </table:table-cell>
          <table:table-cell office:value-type="float" office:value="40980" table:style-name="ce6">
            <text:p>40,980<text:s/></text:p>
          </table:table-cell>
          <table:table-cell office:value-type="float" office:value="27605" table:style-name="ce6">
            <text:p>27,605<text:s/></text:p>
          </table:table-cell>
          <table:table-cell office:value-type="float" office:value="26411" table:style-name="ce6">
            <text:p>26,411<text:s/></text:p>
          </table:table-cell>
          <table:table-cell office:value-type="float" office:value="55968" table:style-name="ce6">
            <text:p>55,968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30609" table:style-name="ce6">
            <text:p>30,609<text:s/></text:p>
          </table:table-cell>
          <table:table-cell office:value-type="float" office:value="33774" table:style-name="ce6">
            <text:p>33,774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61469" table:style-name="ce6">
            <text:p>61,469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40492" table:style-name="ce6">
            <text:p>40,492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7892" table:style-name="ce6">
            <text:p>17,892<text:s/></text:p>
          </table:table-cell>
          <table:table-cell office:value-type="float" office:value="30109" table:style-name="ce6">
            <text:p>30,109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4423" table:style-name="ce6">
            <text:p>4,423<text:s/></text:p>
          </table:table-cell>
          <table:table-cell table:number-columns-repeated="16264"/>
        </table:table-row>
        <table:table-row table:style-name="ro2">
          <table:table-cell office:value-type="date" office:date-value="2021-04-15T00:00:00" table:style-name="ce5">
            <text:p>2021/4/15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44961" table:style-name="ce6">
            <text:p>44,961<text:s/></text:p>
          </table:table-cell>
          <table:table-cell office:value-type="float" office:value="41156" table:style-name="ce6">
            <text:p>41,156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31399" table:style-name="ce6">
            <text:p>31,39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34454" table:style-name="ce6">
            <text:p>34,454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37635" table:style-name="ce6">
            <text:p>37,635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120489" table:style-name="ce6">
            <text:p>120,489<text:s/></text:p>
          </table:table-cell>
          <table:table-cell office:value-type="float" office:value="40732" table:style-name="ce6">
            <text:p>40,732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7614" table:style-name="ce6">
            <text:p>27,614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24173" table:style-name="ce6">
            <text:p>24,173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32544" table:style-name="ce6">
            <text:p>32,54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40259" table:style-name="ce6">
            <text:p>40,259<text:s/></text:p>
          </table:table-cell>
          <table:table-cell office:value-type="float" office:value="40422" table:style-name="ce6">
            <text:p>40,422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56128" table:style-name="ce6">
            <text:p>56,128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31295" table:style-name="ce6">
            <text:p>31,295<text:s/></text:p>
          </table:table-cell>
          <table:table-cell office:value-type="float" office:value="34464" table:style-name="ce6">
            <text:p>34,464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62357" table:style-name="ce6">
            <text:p>62,35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40940" table:style-name="ce6">
            <text:p>40,940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535" table:style-name="ce6">
            <text:p>4,535<text:s/></text:p>
          </table:table-cell>
          <table:table-cell table:number-columns-repeated="16264"/>
        </table:table-row>
        <table:table-row table:style-name="ro2">
          <table:table-cell office:value-type="date" office:date-value="2021-04-16T00:00:00" table:style-name="ce5">
            <text:p>2021/4/16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47491" table:style-name="ce6">
            <text:p>47,491<text:s/></text:p>
          </table:table-cell>
          <table:table-cell office:value-type="float" office:value="48017" table:style-name="ce6">
            <text:p>48,017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32645" table:style-name="ce6">
            <text:p>32,64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26175" table:style-name="ce6">
            <text:p>26,175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30429" table:style-name="ce6">
            <text:p>30,429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35946" table:style-name="ce6">
            <text:p>35,946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39133" table:style-name="ce6">
            <text:p>39,133<text:s/></text:p>
          </table:table-cell>
          <table:table-cell office:value-type="float" office:value="28340" table:style-name="ce6">
            <text:p>28,340<text:s/></text:p>
          </table:table-cell>
          <table:table-cell office:value-type="float" office:value="27936" table:style-name="ce6">
            <text:p>27,936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154165" table:style-name="ce6">
            <text:p>154,165<text:s/></text:p>
          </table:table-cell>
          <table:table-cell office:value-type="float" office:value="50273" table:style-name="ce6">
            <text:p>50,273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29702" table:style-name="ce6">
            <text:p>29,702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9269" table:style-name="ce6">
            <text:p>29,269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44950" table:style-name="ce6">
            <text:p>44,950<text:s/></text:p>
          </table:table-cell>
          <table:table-cell office:value-type="float" office:value="41924" table:style-name="ce6">
            <text:p>41,924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69877" table:style-name="ce6">
            <text:p>69,877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34252" table:style-name="ce6">
            <text:p>34,252<text:s/></text:p>
          </table:table-cell>
          <table:table-cell office:value-type="float" office:value="39074" table:style-name="ce6">
            <text:p>39,074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71840" table:style-name="ce6">
            <text:p>71,840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31895" table:style-name="ce6">
            <text:p>31,895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42343" table:style-name="ce6">
            <text:p>42,343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31770" table:style-name="ce6">
            <text:p>31,770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822" table:style-name="ce6">
            <text:p>4,822<text:s/></text:p>
          </table:table-cell>
          <table:table-cell table:number-columns-repeated="16264"/>
        </table:table-row>
        <table:table-row table:style-name="ro2">
          <table:table-cell office:value-type="date" office:date-value="2021-04-17T00:00:00" table:style-name="ce5">
            <text:p>2021/4/17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46398" table:style-name="ce6">
            <text:p>46,398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8535" table:style-name="ce6">
            <text:p>28,535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31912" table:style-name="ce6">
            <text:p>31,912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44211" table:style-name="ce6">
            <text:p>144,211<text:s/></text:p>
          </table:table-cell>
          <table:table-cell office:value-type="float" office:value="49421" table:style-name="ce6">
            <text:p>49,42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30556" table:style-name="ce6">
            <text:p>30,556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37437" table:style-name="ce6">
            <text:p>37,437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33130" table:style-name="ce6">
            <text:p>33,130<text:s/></text:p>
          </table:table-cell>
          <table:table-cell office:value-type="float" office:value="22694" table:style-name="ce6">
            <text:p>22,694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76393" table:style-name="ce6">
            <text:p>76,393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32019" table:style-name="ce6">
            <text:p>32,019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58325" table:style-name="ce6">
            <text:p>58,325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043" table:style-name="ce6">
            <text:p>3,043<text:s/></text:p>
          </table:table-cell>
          <table:table-cell table:number-columns-repeated="16264"/>
        </table:table-row>
        <table:table-row table:style-name="ro2">
          <table:table-cell office:value-type="date" office:date-value="2021-04-18T00:00:00" table:style-name="ce5">
            <text:p>2021/4/18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28195" table:style-name="ce6">
            <text:p>128,195<text:s/></text:p>
          </table:table-cell>
          <table:table-cell office:value-type="float" office:value="36343" table:style-name="ce6">
            <text:p>36,343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33849" table:style-name="ce6">
            <text:p>33,84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58000" table:style-name="ce6">
            <text:p>58,000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45766" table:style-name="ce6">
            <text:p>45,766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2795" table:style-name="ce6">
            <text:p>2,795<text:s/></text:p>
          </table:table-cell>
          <table:table-cell table:number-columns-repeated="16264"/>
        </table:table-row>
        <table:table-row table:style-name="ro2">
          <table:table-cell office:value-type="date" office:date-value="2021-04-19T00:00:00" table:style-name="ce5">
            <text:p>2021/4/19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42233" table:style-name="ce6">
            <text:p>42,233<text:s/></text:p>
          </table:table-cell>
          <table:table-cell office:value-type="float" office:value="37496" table:style-name="ce6">
            <text:p>37,496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8879" table:style-name="ce6">
            <text:p>18,879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25115" table:style-name="ce6">
            <text:p>25,115<text:s/></text:p>
          </table:table-cell>
          <table:table-cell office:value-type="float" office:value="16256" table:style-name="ce6">
            <text:p>16,256<text:s/></text:p>
          </table:table-cell>
          <table:table-cell office:value-type="float" office:value="32547" table:style-name="ce6">
            <text:p>32,547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36143" table:style-name="ce6">
            <text:p>36,143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26210" table:style-name="ce6">
            <text:p>26,210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4642" table:style-name="ce6">
            <text:p>24,642<text:s/></text:p>
          </table:table-cell>
          <table:table-cell office:value-type="float" office:value="113475" table:style-name="ce6">
            <text:p>113,475<text:s/></text:p>
          </table:table-cell>
          <table:table-cell office:value-type="float" office:value="36669" table:style-name="ce6">
            <text:p>36,669<text:s/></text:p>
          </table:table-cell>
          <table:table-cell office:value-type="float" office:value="20670" table:style-name="ce6">
            <text:p>20,670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38370" table:style-name="ce6">
            <text:p>38,370<text:s/></text:p>
          </table:table-cell>
          <table:table-cell office:value-type="float" office:value="39277" table:style-name="ce6">
            <text:p>39,277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53056" table:style-name="ce6">
            <text:p>53,056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58490" table:style-name="ce6">
            <text:p>58,490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8290" table:style-name="ce6">
            <text:p>38,290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1-04-20T00:00:00" table:style-name="ce5">
            <text:p>2021/4/20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44900" table:style-name="ce6">
            <text:p>44,900<text:s/></text:p>
          </table:table-cell>
          <table:table-cell office:value-type="float" office:value="40381" table:style-name="ce6">
            <text:p>40,381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29210" table:style-name="ce6">
            <text:p>29,210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37264" table:style-name="ce6">
            <text:p>37,264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114448" table:style-name="ce6">
            <text:p>114,448<text:s/></text:p>
          </table:table-cell>
          <table:table-cell office:value-type="float" office:value="38689" table:style-name="ce6">
            <text:p>38,689<text:s/></text:p>
          </table:table-cell>
          <table:table-cell office:value-type="float" office:value="21532" table:style-name="ce6">
            <text:p>21,532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2822" table:style-name="ce6">
            <text:p>32,822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32100" table:style-name="ce6">
            <text:p>32,100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38976" table:style-name="ce6">
            <text:p>38,976<text:s/></text:p>
          </table:table-cell>
          <table:table-cell office:value-type="float" office:value="40583" table:style-name="ce6">
            <text:p>40,583<text:s/></text:p>
          </table:table-cell>
          <table:table-cell office:value-type="float" office:value="27157" table:style-name="ce6">
            <text:p>27,157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54865" table:style-name="ce6">
            <text:p>54,865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30803" table:style-name="ce6">
            <text:p>30,803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59939" table:style-name="ce6">
            <text:p>59,939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24938" table:style-name="ce6">
            <text:p>24,938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40204" table:style-name="ce6">
            <text:p>40,204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29837" table:style-name="ce6">
            <text:p>29,837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4354" table:style-name="ce6">
            <text:p>4,354<text:s/></text:p>
          </table:table-cell>
          <table:table-cell table:number-columns-repeated="16264"/>
        </table:table-row>
        <table:table-row table:style-name="ro2">
          <table:table-cell office:value-type="date" office:date-value="2021-04-21T00:00:00" table:style-name="ce5">
            <text:p>2021/4/21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45429" table:style-name="ce6">
            <text:p>45,429<text:s/></text:p>
          </table:table-cell>
          <table:table-cell office:value-type="float" office:value="41588" table:style-name="ce6">
            <text:p>41,588<text:s/></text:p>
          </table:table-cell>
          <table:table-cell office:value-type="float" office:value="27321" table:style-name="ce6">
            <text:p>27,321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37082" table:style-name="ce6">
            <text:p>37,082<text:s/></text:p>
          </table:table-cell>
          <table:table-cell office:value-type="float" office:value="27118" table:style-name="ce6">
            <text:p>27,118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117555" table:style-name="ce6">
            <text:p>117,555<text:s/></text:p>
          </table:table-cell>
          <table:table-cell office:value-type="float" office:value="40355" table:style-name="ce6">
            <text:p>40,355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29000" table:style-name="ce6">
            <text:p>29,000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24294" table:style-name="ce6">
            <text:p>24,294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33327" table:style-name="ce6">
            <text:p>33,327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32041" table:style-name="ce6">
            <text:p>32,04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39557" table:style-name="ce6">
            <text:p>39,557<text:s/></text:p>
          </table:table-cell>
          <table:table-cell office:value-type="float" office:value="41004" table:style-name="ce6">
            <text:p>41,004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56594" table:style-name="ce6">
            <text:p>56,594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31529" table:style-name="ce6">
            <text:p>31,529<text:s/></text:p>
          </table:table-cell>
          <table:table-cell office:value-type="float" office:value="34220" table:style-name="ce6">
            <text:p>34,220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62032" table:style-name="ce6">
            <text:p>62,032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40229" table:style-name="ce6">
            <text:p>40,229<text:s/></text:p>
          </table:table-cell>
          <table:table-cell office:value-type="float" office:value="28304" table:style-name="ce6">
            <text:p>28,304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29844" table:style-name="ce6">
            <text:p>29,844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4473" table:style-name="ce6">
            <text:p>4,473<text:s/></text:p>
          </table:table-cell>
          <table:table-cell table:number-columns-repeated="16264"/>
        </table:table-row>
        <table:table-row table:style-name="ro2">
          <table:table-cell office:value-type="date" office:date-value="2021-04-22T00:00:00" table:style-name="ce5">
            <text:p>2021/4/22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45471" table:style-name="ce6">
            <text:p>45,471<text:s/></text:p>
          </table:table-cell>
          <table:table-cell office:value-type="float" office:value="41959" table:style-name="ce6">
            <text:p>41,959<text:s/></text:p>
          </table:table-cell>
          <table:table-cell office:value-type="float" office:value="27283" table:style-name="ce6">
            <text:p>27,283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33534" table:style-name="ce6">
            <text:p>33,534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34647" table:style-name="ce6">
            <text:p>34,647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37567" table:style-name="ce6">
            <text:p>37,567<text:s/></text:p>
          </table:table-cell>
          <table:table-cell office:value-type="float" office:value="27248" table:style-name="ce6">
            <text:p>27,248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24192" table:style-name="ce6">
            <text:p>124,192<text:s/></text:p>
          </table:table-cell>
          <table:table-cell office:value-type="float" office:value="42145" table:style-name="ce6">
            <text:p>42,145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33028" table:style-name="ce6">
            <text:p>33,02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5029" table:style-name="ce6">
            <text:p>25,029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39985" table:style-name="ce6">
            <text:p>39,985<text:s/></text:p>
          </table:table-cell>
          <table:table-cell office:value-type="float" office:value="40989" table:style-name="ce6">
            <text:p>40,989<text:s/></text:p>
          </table:table-cell>
          <table:table-cell office:value-type="float" office:value="27639" table:style-name="ce6">
            <text:p>27,639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57041" table:style-name="ce6">
            <text:p>57,041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34999" table:style-name="ce6">
            <text:p>34,999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63158" table:style-name="ce6">
            <text:p>63,158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1892" table:style-name="ce6">
            <text:p>11,892<text:s/></text:p>
          </table:table-cell>
          <table:table-cell office:value-type="float" office:value="40952" table:style-name="ce6">
            <text:p>40,952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30762" table:style-name="ce6">
            <text:p>30,762<text:s/></text:p>
          </table:table-cell>
          <table:table-cell office:value-type="float" office:value="24222" table:style-name="ce6">
            <text:p>24,222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4479" table:style-name="ce6">
            <text:p>4,479<text:s/></text:p>
          </table:table-cell>
          <table:table-cell table:number-columns-repeated="16264"/>
        </table:table-row>
        <table:table-row table:style-name="ro2">
          <table:table-cell office:value-type="date" office:date-value="2021-04-23T00:00:00" table:style-name="ce5">
            <text:p>2021/4/23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5816" table:style-name="ce6">
            <text:p>15,816<text:s/></text:p>
          </table:table-cell>
          <table:table-cell office:value-type="float" office:value="47669" table:style-name="ce6">
            <text:p>47,669<text:s/></text:p>
          </table:table-cell>
          <table:table-cell office:value-type="float" office:value="48620" table:style-name="ce6">
            <text:p>48,620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4939" table:style-name="ce6">
            <text:p>34,939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9047" table:style-name="ce6">
            <text:p>39,047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7649" table:style-name="ce6">
            <text:p>27,649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157738" table:style-name="ce6">
            <text:p>157,738<text:s/></text:p>
          </table:table-cell>
          <table:table-cell office:value-type="float" office:value="50010" table:style-name="ce6">
            <text:p>50,010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40342" table:style-name="ce6">
            <text:p>40,342<text:s/></text:p>
          </table:table-cell>
          <table:table-cell office:value-type="float" office:value="28321" table:style-name="ce6">
            <text:p>28,321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3647" table:style-name="ce6">
            <text:p>33,647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33414" table:style-name="ce6">
            <text:p>33,414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45280" table:style-name="ce6">
            <text:p>45,280<text:s/></text:p>
          </table:table-cell>
          <table:table-cell office:value-type="float" office:value="42121" table:style-name="ce6">
            <text:p>42,121<text:s/></text:p>
          </table:table-cell>
          <table:table-cell office:value-type="float" office:value="28517" table:style-name="ce6">
            <text:p>28,517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69775" table:style-name="ce6">
            <text:p>69,775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36114" table:style-name="ce6">
            <text:p>36,114<text:s/></text:p>
          </table:table-cell>
          <table:table-cell office:value-type="float" office:value="39588" table:style-name="ce6">
            <text:p>39,588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73254" table:style-name="ce6">
            <text:p>73,254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31151" table:style-name="ce6">
            <text:p>31,151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42238" table:style-name="ce6">
            <text:p>42,238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5040" table:style-name="ce6">
            <text:p>5,040<text:s/></text:p>
          </table:table-cell>
          <table:table-cell table:number-columns-repeated="16264"/>
        </table:table-row>
        <table:table-row table:style-name="ro2">
          <table:table-cell office:value-type="date" office:date-value="2021-04-24T00:00:00" table:style-name="ce5">
            <text:p>2021/4/24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56479" table:style-name="ce6">
            <text:p>56,479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30902" table:style-name="ce6">
            <text:p>30,902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32573" table:style-name="ce6">
            <text:p>32,573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52432" table:style-name="ce6">
            <text:p>152,432<text:s/></text:p>
          </table:table-cell>
          <table:table-cell office:value-type="float" office:value="51185" table:style-name="ce6">
            <text:p>51,185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47906" table:style-name="ce6">
            <text:p>47,906<text:s/></text:p>
          </table:table-cell>
          <table:table-cell office:value-type="float" office:value="29436" table:style-name="ce6">
            <text:p>29,436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36621" table:style-name="ce6">
            <text:p>36,621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27962" table:style-name="ce6">
            <text:p>27,962<text:s/></text:p>
          </table:table-cell>
          <table:table-cell office:value-type="float" office:value="40862" table:style-name="ce6">
            <text:p>40,862<text:s/></text:p>
          </table:table-cell>
          <table:table-cell office:value-type="float" office:value="32643" table:style-name="ce6">
            <text:p>32,643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78033" table:style-name="ce6">
            <text:p>78,033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33475" table:style-name="ce6">
            <text:p>33,475<text:s/></text:p>
          </table:table-cell>
          <table:table-cell office:value-type="float" office:value="35648" table:style-name="ce6">
            <text:p>35,648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62206" table:style-name="ce6">
            <text:p>62,206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155" table:style-name="ce6">
            <text:p>3,155<text:s/></text:p>
          </table:table-cell>
          <table:table-cell table:number-columns-repeated="16264"/>
        </table:table-row>
        <table:table-row table:style-name="ro2">
          <table:table-cell office:value-type="date" office:date-value="2021-04-25T00:00:00" table:style-name="ce5">
            <text:p>2021/4/25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41179" table:style-name="ce6">
            <text:p>41,179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33240" table:style-name="ce6">
            <text:p>133,240<text:s/></text:p>
          </table:table-cell>
          <table:table-cell office:value-type="float" office:value="40245" table:style-name="ce6">
            <text:p>40,245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38094" table:style-name="ce6">
            <text:p>38,094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22253" table:style-name="ce6">
            <text:p>22,253<text:s/></text:p>
          </table:table-cell>
          <table:table-cell office:value-type="float" office:value="34702" table:style-name="ce6">
            <text:p>34,702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59226" table:style-name="ce6">
            <text:p>59,226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48818" table:style-name="ce6">
            <text:p>48,818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944" table:style-name="ce6">
            <text:p>2,944<text:s/></text:p>
          </table:table-cell>
          <table:table-cell table:number-columns-repeated="16264"/>
        </table:table-row>
        <table:table-row table:style-name="ro2">
          <table:table-cell office:value-type="date" office:date-value="2021-04-26T00:00:00" table:style-name="ce5">
            <text:p>2021/4/26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43449" table:style-name="ce6">
            <text:p>43,449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36438" table:style-name="ce6">
            <text:p>36,438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115222" table:style-name="ce6">
            <text:p>115,222<text:s/></text:p>
          </table:table-cell>
          <table:table-cell office:value-type="float" office:value="37557" table:style-name="ce6">
            <text:p>37,557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27028" table:style-name="ce6">
            <text:p>27,028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32094" table:style-name="ce6">
            <text:p>32,094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30919" table:style-name="ce6">
            <text:p>30,919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38760" table:style-name="ce6">
            <text:p>38,760<text:s/></text:p>
          </table:table-cell>
          <table:table-cell office:value-type="float" office:value="39707" table:style-name="ce6">
            <text:p>39,707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52902" table:style-name="ce6">
            <text:p>52,902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9506" table:style-name="ce6">
            <text:p>29,506<text:s/></text:p>
          </table:table-cell>
          <table:table-cell office:value-type="float" office:value="31986" table:style-name="ce6">
            <text:p>31,986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59370" table:style-name="ce6">
            <text:p>59,370<text:s/></text:p>
          </table:table-cell>
          <table:table-cell office:value-type="float" office:value="20385" table:style-name="ce6">
            <text:p>20,385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38788" table:style-name="ce6">
            <text:p>38,788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412" table:style-name="ce6">
            <text:p>4,412<text:s/></text:p>
          </table:table-cell>
          <table:table-cell table:number-columns-repeated="16264"/>
        </table:table-row>
        <table:table-row table:style-name="ro2">
          <table:table-cell office:value-type="date" office:date-value="2021-04-27T00:00:00" table:style-name="ce5">
            <text:p>2021/4/27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44307" table:style-name="ce6">
            <text:p>44,307<text:s/></text:p>
          </table:table-cell>
          <table:table-cell office:value-type="float" office:value="42684" table:style-name="ce6">
            <text:p>42,684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8951" table:style-name="ce6">
            <text:p>18,951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34102" table:style-name="ce6">
            <text:p>34,102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37162" table:style-name="ce6">
            <text:p>37,162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14757" table:style-name="ce6">
            <text:p>114,757<text:s/></text:p>
          </table:table-cell>
          <table:table-cell office:value-type="float" office:value="38496" table:style-name="ce6">
            <text:p>38,496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26629" table:style-name="ce6">
            <text:p>26,629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32505" table:style-name="ce6">
            <text:p>32,50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29978" table:style-name="ce6">
            <text:p>29,97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39256" table:style-name="ce6">
            <text:p>39,256<text:s/></text:p>
          </table:table-cell>
          <table:table-cell office:value-type="float" office:value="40527" table:style-name="ce6">
            <text:p>40,527<text:s/></text:p>
          </table:table-cell>
          <table:table-cell office:value-type="float" office:value="27061" table:style-name="ce6">
            <text:p>27,061<text:s/></text:p>
          </table:table-cell>
          <table:table-cell office:value-type="float" office:value="25952" table:style-name="ce6">
            <text:p>25,952<text:s/></text:p>
          </table:table-cell>
          <table:table-cell office:value-type="float" office:value="52922" table:style-name="ce6">
            <text:p>52,922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33179" table:style-name="ce6">
            <text:p>33,179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60368" table:style-name="ce6">
            <text:p>60,368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39699" table:style-name="ce6">
            <text:p>39,699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29290" table:style-name="ce6">
            <text:p>29,290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333" table:style-name="ce6">
            <text:p>4,333<text:s/></text:p>
          </table:table-cell>
          <table:table-cell table:number-columns-repeated="16264"/>
        </table:table-row>
        <table:table-row table:style-name="ro2">
          <table:table-cell office:value-type="date" office:date-value="2021-04-28T00:00:00" table:style-name="ce5">
            <text:p>2021/4/28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46833" table:style-name="ce6">
            <text:p>46,833<text:s/></text:p>
          </table:table-cell>
          <table:table-cell office:value-type="float" office:value="44149" table:style-name="ce6">
            <text:p>44,149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30536" table:style-name="ce6">
            <text:p>30,53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36648" table:style-name="ce6">
            <text:p>36,648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38837" table:style-name="ce6">
            <text:p>38,837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19740" table:style-name="ce6">
            <text:p>119,740<text:s/></text:p>
          </table:table-cell>
          <table:table-cell office:value-type="float" office:value="41388" table:style-name="ce6">
            <text:p>41,388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3870" table:style-name="ce6">
            <text:p>23,87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33023" table:style-name="ce6">
            <text:p>33,023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41406" table:style-name="ce6">
            <text:p>41,406<text:s/></text:p>
          </table:table-cell>
          <table:table-cell office:value-type="float" office:value="41494" table:style-name="ce6">
            <text:p>41,494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55029" table:style-name="ce6">
            <text:p>55,029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32043" table:style-name="ce6">
            <text:p>32,043<text:s/></text:p>
          </table:table-cell>
          <table:table-cell office:value-type="float" office:value="35014" table:style-name="ce6">
            <text:p>35,014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63759" table:style-name="ce6">
            <text:p>63,759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42268" table:style-name="ce6">
            <text:p>42,268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30959" table:style-name="ce6">
            <text:p>30,959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4610" table:style-name="ce6">
            <text:p>4,610<text:s/></text:p>
          </table:table-cell>
          <table:table-cell table:number-columns-repeated="16264"/>
        </table:table-row>
        <table:table-row table:style-name="ro2">
          <table:table-cell office:value-type="date" office:date-value="2021-04-29T00:00:00" table:style-name="ce5">
            <text:p>2021/4/29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47071" table:style-name="ce6">
            <text:p>47,071<text:s/></text:p>
          </table:table-cell>
          <table:table-cell office:value-type="float" office:value="46111" table:style-name="ce6">
            <text:p>46,111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8900" table:style-name="ce6">
            <text:p>18,900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28816" table:style-name="ce6">
            <text:p>28,81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35485" table:style-name="ce6">
            <text:p>35,485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37643" table:style-name="ce6">
            <text:p>37,643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134002" table:style-name="ce6">
            <text:p>134,002<text:s/></text:p>
          </table:table-cell>
          <table:table-cell office:value-type="float" office:value="43484" table:style-name="ce6">
            <text:p>43,484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27407" table:style-name="ce6">
            <text:p>27,407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9152" table:style-name="ce6">
            <text:p>29,15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42387" table:style-name="ce6">
            <text:p>42,387<text:s/></text:p>
          </table:table-cell>
          <table:table-cell office:value-type="float" office:value="40813" table:style-name="ce6">
            <text:p>40,813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59649" table:style-name="ce6">
            <text:p>59,649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32646" table:style-name="ce6">
            <text:p>32,646<text:s/></text:p>
          </table:table-cell>
          <table:table-cell office:value-type="float" office:value="37170" table:style-name="ce6">
            <text:p>37,170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67526" table:style-name="ce6">
            <text:p>67,526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22384" table:style-name="ce6">
            <text:p>22,384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42404" table:style-name="ce6">
            <text:p>42,40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24063" table:style-name="ce6">
            <text:p>24,063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593" table:style-name="ce6">
            <text:p>4,593<text:s/></text:p>
          </table:table-cell>
          <table:table-cell table:number-columns-repeated="16264"/>
        </table:table-row>
        <table:table-row table:style-name="ro2">
          <table:table-cell office:value-type="date" office:date-value="2021-04-30T00:00:00" table:style-name="ce5">
            <text:p>2021/4/30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47381" table:style-name="ce6">
            <text:p>47,381<text:s/></text:p>
          </table:table-cell>
          <table:table-cell office:value-type="float" office:value="21035" table:style-name="ce6">
            <text:p>21,035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8342" table:style-name="ce6">
            <text:p>18,342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150772" table:style-name="ce6">
            <text:p>150,772<text:s/></text:p>
          </table:table-cell>
          <table:table-cell office:value-type="float" office:value="48452" table:style-name="ce6">
            <text:p>48,452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29480" table:style-name="ce6">
            <text:p>29,480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30867" table:style-name="ce6">
            <text:p>30,86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38262" table:style-name="ce6">
            <text:p>38,262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42311" table:style-name="ce6">
            <text:p>42,311<text:s/></text:p>
          </table:table-cell>
          <table:table-cell office:value-type="float" office:value="35641" table:style-name="ce6">
            <text:p>35,641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68950" table:style-name="ce6">
            <text:p>68,950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8864" table:style-name="ce6">
            <text:p>28,864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62022" table:style-name="ce6">
            <text:p>62,022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22096" table:style-name="ce6">
            <text:p>22,096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15797" table:style-name="ce6">
            <text:p>15,797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23174" table:style-name="ce6">
            <text:p>23,174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7464" table:style-name="ce6">
            <text:p>17,464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69" table:style-name="ce6">
            <text:p>3,16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4-01T00:00:00" table:style-name="ce5">
            <text:p>2021/4/1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41899" table:style-name="ce6">
            <text:p>41,899<text:s/></text:p>
          </table:table-cell>
          <table:table-cell office:value-type="float" office:value="47414" table:style-name="ce6">
            <text:p>47,414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1176" table:style-name="ce6">
            <text:p>31,176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27098" table:style-name="ce6">
            <text:p>27,098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33494" table:style-name="ce6">
            <text:p>33,494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37475" table:style-name="ce6">
            <text:p>37,475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22385" table:style-name="ce6">
            <text:p>22,385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36195" table:style-name="ce6">
            <text:p>136,195<text:s/></text:p>
          </table:table-cell>
          <table:table-cell office:value-type="float" office:value="44250" table:style-name="ce6">
            <text:p>44,250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25897" table:style-name="ce6">
            <text:p>25,897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33888" table:style-name="ce6">
            <text:p>33,888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33320" table:style-name="ce6">
            <text:p>33,320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32064" table:style-name="ce6">
            <text:p>32,064<text:s/></text:p>
          </table:table-cell>
          <table:table-cell office:value-type="float" office:value="39798" table:style-name="ce6">
            <text:p>39,798<text:s/></text:p>
          </table:table-cell>
          <table:table-cell office:value-type="float" office:value="42634" table:style-name="ce6">
            <text:p>42,634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27918" table:style-name="ce6">
            <text:p>27,918<text:s/></text:p>
          </table:table-cell>
          <table:table-cell office:value-type="float" office:value="63488" table:style-name="ce6">
            <text:p>63,488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34467" table:style-name="ce6">
            <text:p>34,467<text:s/></text:p>
          </table:table-cell>
          <table:table-cell office:value-type="float" office:value="35678" table:style-name="ce6">
            <text:p>35,678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67140" table:style-name="ce6">
            <text:p>67,140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39199" table:style-name="ce6">
            <text:p>39,199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29016" table:style-name="ce6">
            <text:p>29,016<text:s/></text:p>
          </table:table-cell>
          <table:table-cell office:value-type="float" office:value="23989" table:style-name="ce6">
            <text:p>23,989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727" table:style-name="ce6">
            <text:p>4,727<text:s/></text:p>
          </table:table-cell>
          <table:table-cell table:number-columns-repeated="16264"/>
        </table:table-row>
        <table:table-row table:style-name="ro2">
          <table:table-cell office:value-type="date" office:date-value="2021-04-02T00:00:00" table:style-name="ce5">
            <text:p>2021/4/2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40867" table:style-name="ce6">
            <text:p>40,86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26733" table:style-name="ce6">
            <text:p>126,733<text:s/></text:p>
          </table:table-cell>
          <table:table-cell office:value-type="float" office:value="40243" table:style-name="ce6">
            <text:p>40,243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41785" table:style-name="ce6">
            <text:p>41,785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34045" table:style-name="ce6">
            <text:p>34,045<text:s/></text:p>
          </table:table-cell>
          <table:table-cell office:value-type="float" office:value="29514" table:style-name="ce6">
            <text:p>29,514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65873" table:style-name="ce6">
            <text:p>65,87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25969" table:style-name="ce6">
            <text:p>25,969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51036" table:style-name="ce6">
            <text:p>51,036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6464" table:style-name="ce6">
            <text:p>16,464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699" table:style-name="ce6">
            <text:p>2,699<text:s/></text:p>
          </table:table-cell>
          <table:table-cell table:number-columns-repeated="16264"/>
        </table:table-row>
        <table:table-row table:style-name="ro2">
          <table:table-cell office:value-type="date" office:date-value="2021-04-03T00:00:00" table:style-name="ce5">
            <text:p>2021/4/3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38038" table:style-name="ce6">
            <text:p>38,038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17897" table:style-name="ce6">
            <text:p>117,897<text:s/></text:p>
          </table:table-cell>
          <table:table-cell office:value-type="float" office:value="37887" table:style-name="ce6">
            <text:p>37,887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44399" table:style-name="ce6">
            <text:p>44,399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32328" table:style-name="ce6">
            <text:p>32,328<text:s/></text:p>
          </table:table-cell>
          <table:table-cell office:value-type="float" office:value="26408" table:style-name="ce6">
            <text:p>26,408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65937" table:style-name="ce6">
            <text:p>65,937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48805" table:style-name="ce6">
            <text:p>48,805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2769" table:style-name="ce6">
            <text:p>2,769<text:s/></text:p>
          </table:table-cell>
          <table:table-cell table:number-columns-repeated="16264"/>
        </table:table-row>
        <table:table-row table:style-name="ro2">
          <table:table-cell office:value-type="date" office:date-value="2021-04-04T00:00:00" table:style-name="ce5">
            <text:p>2021/4/4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32000" table:style-name="ce6">
            <text:p>32,000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27554" table:style-name="ce6">
            <text:p>127,554<text:s/></text:p>
          </table:table-cell>
          <table:table-cell office:value-type="float" office:value="33075" table:style-name="ce6">
            <text:p>33,075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35109" table:style-name="ce6">
            <text:p>35,109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58269" table:style-name="ce6">
            <text:p>58,269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45992" table:style-name="ce6">
            <text:p>45,992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2676" table:style-name="ce6">
            <text:p>2,676<text:s/></text:p>
          </table:table-cell>
          <table:table-cell table:number-columns-repeated="16264"/>
        </table:table-row>
        <table:table-row table:style-name="ro2">
          <table:table-cell office:value-type="date" office:date-value="2021-04-05T00:00:00" table:style-name="ce5">
            <text:p>2021/4/5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33149" table:style-name="ce6">
            <text:p>33,149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45160" table:style-name="ce6">
            <text:p>145,160<text:s/></text:p>
          </table:table-cell>
          <table:table-cell office:value-type="float" office:value="32701" table:style-name="ce6">
            <text:p>32,701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37553" table:style-name="ce6">
            <text:p>37,553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55299" table:style-name="ce6">
            <text:p>55,299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44971" table:style-name="ce6">
            <text:p>44,971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855" table:style-name="ce6">
            <text:p>855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506" table:style-name="ce6">
            <text:p>2,506<text:s/></text:p>
          </table:table-cell>
          <table:table-cell table:number-columns-repeated="16264"/>
        </table:table-row>
        <table:table-row table:style-name="ro2">
          <table:table-cell office:value-type="date" office:date-value="2021-04-06T00:00:00" table:style-name="ce5">
            <text:p>2021/4/6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39831" table:style-name="ce6">
            <text:p>39,831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29758" table:style-name="ce6">
            <text:p>29,758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31304" table:style-name="ce6">
            <text:p>31,304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43932" table:style-name="ce6">
            <text:p>143,932<text:s/></text:p>
          </table:table-cell>
          <table:table-cell office:value-type="float" office:value="37701" table:style-name="ce6">
            <text:p>37,701<text:s/></text:p>
          </table:table-cell>
          <table:table-cell office:value-type="float" office:value="19187" table:style-name="ce6">
            <text:p>19,187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22682" table:style-name="ce6">
            <text:p>22,682<text:s/></text:p>
          </table:table-cell>
          <table:table-cell office:value-type="float" office:value="25220" table:style-name="ce6">
            <text:p>25,220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1011" table:style-name="ce6">
            <text:p>31,011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32704" table:style-name="ce6">
            <text:p>32,704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29941" table:style-name="ce6">
            <text:p>29,941<text:s/></text:p>
          </table:table-cell>
          <table:table-cell office:value-type="float" office:value="35579" table:style-name="ce6">
            <text:p>35,579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54740" table:style-name="ce6">
            <text:p>54,740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57680" table:style-name="ce6">
            <text:p>57,680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22764" table:style-name="ce6">
            <text:p>22,764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4291" table:style-name="ce6">
            <text:p>4,291<text:s/></text:p>
          </table:table-cell>
          <table:table-cell table:number-columns-repeated="16264"/>
        </table:table-row>
        <table:table-row table:style-name="ro2">
          <table:table-cell office:value-type="date" office:date-value="2021-04-07T00:00:00" table:style-name="ce5">
            <text:p>2021/4/7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41658" table:style-name="ce6">
            <text:p>41,658<text:s/></text:p>
          </table:table-cell>
          <table:table-cell office:value-type="float" office:value="40869" table:style-name="ce6">
            <text:p>40,869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34705" table:style-name="ce6">
            <text:p>34,705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35823" table:style-name="ce6">
            <text:p>35,823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26145" table:style-name="ce6">
            <text:p>126,145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26125" table:style-name="ce6">
            <text:p>26,125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32426" table:style-name="ce6">
            <text:p>32,426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34185" table:style-name="ce6">
            <text:p>34,185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30633" table:style-name="ce6">
            <text:p>30,633<text:s/></text:p>
          </table:table-cell>
          <table:table-cell office:value-type="float" office:value="35312" table:style-name="ce6">
            <text:p>35,312<text:s/></text:p>
          </table:table-cell>
          <table:table-cell office:value-type="float" office:value="39277" table:style-name="ce6">
            <text:p>39,277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56607" table:style-name="ce6">
            <text:p>56,607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28410" table:style-name="ce6">
            <text:p>28,410<text:s/></text:p>
          </table:table-cell>
          <table:table-cell office:value-type="float" office:value="32509" table:style-name="ce6">
            <text:p>32,509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58374" table:style-name="ce6">
            <text:p>58,374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19378" table:style-name="ce6">
            <text:p>19,378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19684" table:style-name="ce6">
            <text:p>19,684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39185" table:style-name="ce6">
            <text:p>39,185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4380" table:style-name="ce6">
            <text:p>4,380<text:s/></text:p>
          </table:table-cell>
          <table:table-cell table:number-columns-repeated="16264"/>
        </table:table-row>
        <table:table-row table:style-name="ro2">
          <table:table-cell office:value-type="date" office:date-value="2021-04-08T00:00:00" table:style-name="ce5">
            <text:p>2021/4/8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42893" table:style-name="ce6">
            <text:p>42,893<text:s/></text:p>
          </table:table-cell>
          <table:table-cell office:value-type="float" office:value="42125" table:style-name="ce6">
            <text:p>42,125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35133" table:style-name="ce6">
            <text:p>35,133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36095" table:style-name="ce6">
            <text:p>36,095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120297" table:style-name="ce6">
            <text:p>120,297<text:s/></text:p>
          </table:table-cell>
          <table:table-cell office:value-type="float" office:value="39480" table:style-name="ce6">
            <text:p>39,480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7275" table:style-name="ce6">
            <text:p>27,275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31253" table:style-name="ce6">
            <text:p>31,25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32857" table:style-name="ce6">
            <text:p>32,857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30677" table:style-name="ce6">
            <text:p>30,677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39271" table:style-name="ce6">
            <text:p>39,271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56164" table:style-name="ce6">
            <text:p>56,164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31818" table:style-name="ce6">
            <text:p>31,818<text:s/></text:p>
          </table:table-cell>
          <table:table-cell office:value-type="float" office:value="32752" table:style-name="ce6">
            <text:p>32,752<text:s/></text:p>
          </table:table-cell>
          <table:table-cell office:value-type="float" office:value="20019" table:style-name="ce6">
            <text:p>20,019<text:s/></text:p>
          </table:table-cell>
          <table:table-cell office:value-type="float" office:value="60079" table:style-name="ce6">
            <text:p>60,079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19422" table:style-name="ce6">
            <text:p>19,422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39795" table:style-name="ce6">
            <text:p>39,795<text:s/></text:p>
          </table:table-cell>
          <table:table-cell office:value-type="float" office:value="23488" table:style-name="ce6">
            <text:p>23,488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381" table:style-name="ce6">
            <text:p>4,381<text:s/></text:p>
          </table:table-cell>
          <table:table-cell table:number-columns-repeated="16264"/>
        </table:table-row>
        <table:table-row table:style-name="ro2">
          <table:table-cell office:value-type="date" office:date-value="2021-04-09T00:00:00" table:style-name="ce5">
            <text:p>2021/4/9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44141" table:style-name="ce6">
            <text:p>44,141<text:s/></text:p>
          </table:table-cell>
          <table:table-cell office:value-type="float" office:value="48508" table:style-name="ce6">
            <text:p>48,508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9517" table:style-name="ce6">
            <text:p>19,517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31838" table:style-name="ce6">
            <text:p>31,83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37069" table:style-name="ce6">
            <text:p>37,069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38108" table:style-name="ce6">
            <text:p>38,108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41550" table:style-name="ce6">
            <text:p>141,550<text:s/></text:p>
          </table:table-cell>
          <table:table-cell office:value-type="float" office:value="46007" table:style-name="ce6">
            <text:p>46,007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28632" table:style-name="ce6">
            <text:p>28,632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29610" table:style-name="ce6">
            <text:p>29,610<text:s/></text:p>
          </table:table-cell>
          <table:table-cell office:value-type="float" office:value="27052" table:style-name="ce6">
            <text:p>27,052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33826" table:style-name="ce6">
            <text:p>33,82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35955" table:style-name="ce6">
            <text:p>35,955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7746" table:style-name="ce6">
            <text:p>27,746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41666" table:style-name="ce6">
            <text:p>41,666<text:s/></text:p>
          </table:table-cell>
          <table:table-cell office:value-type="float" office:value="28074" table:style-name="ce6">
            <text:p>28,074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66159" table:style-name="ce6">
            <text:p>66,15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34452" table:style-name="ce6">
            <text:p>34,452<text:s/></text:p>
          </table:table-cell>
          <table:table-cell office:value-type="float" office:value="37137" table:style-name="ce6">
            <text:p>37,137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67983" table:style-name="ce6">
            <text:p>67,983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31189" table:style-name="ce6">
            <text:p>31,189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25650" table:style-name="ce6">
            <text:p>25,650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776" table:style-name="ce6">
            <text:p>4,776<text:s/></text:p>
          </table:table-cell>
          <table:table-cell table:number-columns-repeated="16264"/>
        </table:table-row>
        <table:table-row table:style-name="ro2">
          <table:table-cell office:value-type="date" office:date-value="2021-04-10T00:00:00" table:style-name="ce5">
            <text:p>2021/4/10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45710" table:style-name="ce6">
            <text:p>45,710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32907" table:style-name="ce6">
            <text:p>32,907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9350" table:style-name="ce6">
            <text:p>139,350<text:s/></text:p>
          </table:table-cell>
          <table:table-cell office:value-type="float" office:value="46459" table:style-name="ce6">
            <text:p>46,459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29634" table:style-name="ce6">
            <text:p>29,634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32818" table:style-name="ce6">
            <text:p>32,818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35575" table:style-name="ce6">
            <text:p>35,575<text:s/></text:p>
          </table:table-cell>
          <table:table-cell office:value-type="float" office:value="33403" table:style-name="ce6">
            <text:p>33,403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27638" table:style-name="ce6">
            <text:p>27,638<text:s/></text:p>
          </table:table-cell>
          <table:table-cell office:value-type="float" office:value="72131" table:style-name="ce6">
            <text:p>72,131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30006" table:style-name="ce6">
            <text:p>30,006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56722" table:style-name="ce6">
            <text:p>56,722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4-11T00:00:00" table:style-name="ce5">
            <text:p>2021/4/11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35298" table:style-name="ce6">
            <text:p>35,298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26901" table:style-name="ce6">
            <text:p>26,901<text:s/></text:p>
          </table:table-cell>
          <table:table-cell office:value-type="float" office:value="18576" table:style-name="ce6">
            <text:p>18,576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37908" table:style-name="ce6">
            <text:p>137,908<text:s/></text:p>
          </table:table-cell>
          <table:table-cell office:value-type="float" office:value="37677" table:style-name="ce6">
            <text:p>37,677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31448" table:style-name="ce6">
            <text:p>31,448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8196" table:style-name="ce6">
            <text:p>38,196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27443" table:style-name="ce6">
            <text:p>27,443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62771" table:style-name="ce6">
            <text:p>62,771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48036" table:style-name="ce6">
            <text:p>48,036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2631" table:style-name="ce6">
            <text:p>2,631<text:s/></text:p>
          </table:table-cell>
          <table:table-cell table:number-columns-repeated="16264"/>
        </table:table-row>
        <table:table-row table:style-name="ro2">
          <table:table-cell office:value-type="date" office:date-value="2021-04-12T00:00:00" table:style-name="ce5">
            <text:p>2021/4/12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40165" table:style-name="ce6">
            <text:p>40,165<text:s/></text:p>
          </table:table-cell>
          <table:table-cell office:value-type="float" office:value="38318" table:style-name="ce6">
            <text:p>38,318<text:s/></text:p>
          </table:table-cell>
          <table:table-cell office:value-type="float" office:value="26173" table:style-name="ce6">
            <text:p>26,173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30537" table:style-name="ce6">
            <text:p>30,537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32666" table:style-name="ce6">
            <text:p>32,666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35038" table:style-name="ce6">
            <text:p>35,038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122720" table:style-name="ce6">
            <text:p>122,720<text:s/></text:p>
          </table:table-cell>
          <table:table-cell office:value-type="float" office:value="37200" table:style-name="ce6">
            <text:p>37,200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26522" table:style-name="ce6">
            <text:p>26,522<text:s/></text:p>
          </table:table-cell>
          <table:table-cell office:value-type="float" office:value="26093" table:style-name="ce6">
            <text:p>26,093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33244" table:style-name="ce6">
            <text:p>33,24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30043" table:style-name="ce6">
            <text:p>30,043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40272" table:style-name="ce6">
            <text:p>40,272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54074" table:style-name="ce6">
            <text:p>54,074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30047" table:style-name="ce6">
            <text:p>30,047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57738" table:style-name="ce6">
            <text:p>57,738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37910" table:style-name="ce6">
            <text:p>37,910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29970" table:style-name="ce6">
            <text:p>29,970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4267" table:style-name="ce6">
            <text:p>4,267<text:s/></text:p>
          </table:table-cell>
          <table:table-cell table:number-columns-repeated="16264"/>
        </table:table-row>
        <table:table-row table:style-name="ro2">
          <table:table-cell office:value-type="date" office:date-value="2021-04-13T00:00:00" table:style-name="ce5">
            <text:p>2021/4/13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42152" table:style-name="ce6">
            <text:p>42,152<text:s/></text:p>
          </table:table-cell>
          <table:table-cell office:value-type="float" office:value="40134" table:style-name="ce6">
            <text:p>40,134<text:s/></text:p>
          </table:table-cell>
          <table:table-cell office:value-type="float" office:value="27526" table:style-name="ce6">
            <text:p>27,526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25158" table:style-name="ce6">
            <text:p>25,158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34339" table:style-name="ce6">
            <text:p>34,339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5682" table:style-name="ce6">
            <text:p>35,682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17210" table:style-name="ce6">
            <text:p>117,210<text:s/></text:p>
          </table:table-cell>
          <table:table-cell office:value-type="float" office:value="38719" table:style-name="ce6">
            <text:p>38,719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6471" table:style-name="ce6">
            <text:p>26,471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31536" table:style-name="ce6">
            <text:p>31,536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8921" table:style-name="ce6">
            <text:p>18,921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33709" table:style-name="ce6">
            <text:p>33,709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34938" table:style-name="ce6">
            <text:p>34,938<text:s/></text:p>
          </table:table-cell>
          <table:table-cell office:value-type="float" office:value="41632" table:style-name="ce6">
            <text:p>41,632<text:s/></text:p>
          </table:table-cell>
          <table:table-cell office:value-type="float" office:value="26339" table:style-name="ce6">
            <text:p>26,339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55131" table:style-name="ce6">
            <text:p>55,131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31823" table:style-name="ce6">
            <text:p>31,823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58866" table:style-name="ce6">
            <text:p>58,866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38923" table:style-name="ce6">
            <text:p>38,923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29557" table:style-name="ce6">
            <text:p>29,557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289" table:style-name="ce6">
            <text:p>4,289<text:s/></text:p>
          </table:table-cell>
          <table:table-cell table:number-columns-repeated="16264"/>
        </table:table-row>
        <table:table-row table:style-name="ro2">
          <table:table-cell office:value-type="date" office:date-value="2021-04-14T00:00:00" table:style-name="ce5">
            <text:p>2021/4/14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42344" table:style-name="ce6">
            <text:p>42,344<text:s/></text:p>
          </table:table-cell>
          <table:table-cell office:value-type="float" office:value="41405" table:style-name="ce6">
            <text:p>41,405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32580" table:style-name="ce6">
            <text:p>32,580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36095" table:style-name="ce6">
            <text:p>36,095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18717" table:style-name="ce6">
            <text:p>118,717<text:s/></text:p>
          </table:table-cell>
          <table:table-cell office:value-type="float" office:value="40225" table:style-name="ce6">
            <text:p>40,225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7056" table:style-name="ce6">
            <text:p>27,056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32196" table:style-name="ce6">
            <text:p>32,196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710" table:style-name="ce6">
            <text:p>32,71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31030" table:style-name="ce6">
            <text:p>31,030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41780" table:style-name="ce6">
            <text:p>41,780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56731" table:style-name="ce6">
            <text:p>56,731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31215" table:style-name="ce6">
            <text:p>31,215<text:s/></text:p>
          </table:table-cell>
          <table:table-cell office:value-type="float" office:value="32344" table:style-name="ce6">
            <text:p>32,344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59316" table:style-name="ce6">
            <text:p>59,316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0128" table:style-name="ce6">
            <text:p>20,128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39604" table:style-name="ce6">
            <text:p>39,604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4407" table:style-name="ce6">
            <text:p>4,407<text:s/></text:p>
          </table:table-cell>
          <table:table-cell table:number-columns-repeated="16264"/>
        </table:table-row>
        <table:table-row table:style-name="ro2">
          <table:table-cell office:value-type="date" office:date-value="2021-04-15T00:00:00" table:style-name="ce5">
            <text:p>2021/4/15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42547" table:style-name="ce6">
            <text:p>42,547<text:s/></text:p>
          </table:table-cell>
          <table:table-cell office:value-type="float" office:value="41392" table:style-name="ce6">
            <text:p>41,392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15808" table:style-name="ce6">
            <text:p>15,808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33282" table:style-name="ce6">
            <text:p>33,28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7441" table:style-name="ce6">
            <text:p>17,441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28104" table:style-name="ce6">
            <text:p>28,104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34634" table:style-name="ce6">
            <text:p>34,634<text:s/></text:p>
          </table:table-cell>
          <table:table-cell office:value-type="float" office:value="26039" table:style-name="ce6">
            <text:p>26,039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20181" table:style-name="ce6">
            <text:p>120,181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28554" table:style-name="ce6">
            <text:p>28,554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31893" table:style-name="ce6">
            <text:p>31,893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35923" table:style-name="ce6">
            <text:p>35,923<text:s/></text:p>
          </table:table-cell>
          <table:table-cell office:value-type="float" office:value="41161" table:style-name="ce6">
            <text:p>41,161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6805" table:style-name="ce6">
            <text:p>26,805<text:s/></text:p>
          </table:table-cell>
          <table:table-cell office:value-type="float" office:value="55922" table:style-name="ce6">
            <text:p>55,922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32113" table:style-name="ce6">
            <text:p>32,113<text:s/></text:p>
          </table:table-cell>
          <table:table-cell office:value-type="float" office:value="33351" table:style-name="ce6">
            <text:p>33,351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61072" table:style-name="ce6">
            <text:p>61,072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39753" table:style-name="ce6">
            <text:p>39,753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29578" table:style-name="ce6">
            <text:p>29,578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440" table:style-name="ce6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1-04-16T00:00:00" table:style-name="ce5">
            <text:p>2021/4/16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5869" table:style-name="ce6">
            <text:p>15,869<text:s/></text:p>
          </table:table-cell>
          <table:table-cell office:value-type="float" office:value="43507" table:style-name="ce6">
            <text:p>43,507<text:s/></text:p>
          </table:table-cell>
          <table:table-cell office:value-type="float" office:value="47205" table:style-name="ce6">
            <text:p>47,205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34752" table:style-name="ce6">
            <text:p>34,752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32354" table:style-name="ce6">
            <text:p>32,354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36452" table:style-name="ce6">
            <text:p>36,452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38015" table:style-name="ce6">
            <text:p>38,015<text:s/></text:p>
          </table:table-cell>
          <table:table-cell office:value-type="float" office:value="28049" table:style-name="ce6">
            <text:p>28,049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46356" table:style-name="ce6">
            <text:p>146,356<text:s/></text:p>
          </table:table-cell>
          <table:table-cell office:value-type="float" office:value="48153" table:style-name="ce6">
            <text:p>48,153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28408" table:style-name="ce6">
            <text:p>28,408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33739" table:style-name="ce6">
            <text:p>33,739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38615" table:style-name="ce6">
            <text:p>38,615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24062" table:style-name="ce6">
            <text:p>24,062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33484" table:style-name="ce6">
            <text:p>33,484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43752" table:style-name="ce6">
            <text:p>43,752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28890" table:style-name="ce6">
            <text:p>28,890<text:s/></text:p>
          </table:table-cell>
          <table:table-cell office:value-type="float" office:value="67352" table:style-name="ce6">
            <text:p>67,352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34439" table:style-name="ce6">
            <text:p>34,439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68274" table:style-name="ce6">
            <text:p>68,274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792" table:style-name="ce6">
            <text:p>17,792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30942" table:style-name="ce6">
            <text:p>30,942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40210" table:style-name="ce6">
            <text:p>40,210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30540" table:style-name="ce6">
            <text:p>30,540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4843" table:style-name="ce6">
            <text:p>4,843<text:s/></text:p>
          </table:table-cell>
          <table:table-cell table:number-columns-repeated="16264"/>
        </table:table-row>
        <table:table-row table:style-name="ro2">
          <table:table-cell office:value-type="date" office:date-value="2021-04-17T00:00:00" table:style-name="ce5">
            <text:p>2021/4/17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46148" table:style-name="ce6">
            <text:p>46,148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9922" table:style-name="ce6">
            <text:p>29,922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45511" table:style-name="ce6">
            <text:p>145,511<text:s/></text:p>
          </table:table-cell>
          <table:table-cell office:value-type="float" office:value="47617" table:style-name="ce6">
            <text:p>47,61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30324" table:style-name="ce6">
            <text:p>30,324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7671" table:style-name="ce6">
            <text:p>17,67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40772" table:style-name="ce6">
            <text:p>40,772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36634" table:style-name="ce6">
            <text:p>36,634<text:s/></text:p>
          </table:table-cell>
          <table:table-cell office:value-type="float" office:value="34449" table:style-name="ce6">
            <text:p>34,449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73202" table:style-name="ce6">
            <text:p>73,202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29919" table:style-name="ce6">
            <text:p>29,919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56762" table:style-name="ce6">
            <text:p>56,762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918" table:style-name="ce6">
            <text:p>2,918<text:s/></text:p>
          </table:table-cell>
          <table:table-cell table:number-columns-repeated="16264"/>
        </table:table-row>
        <table:table-row table:style-name="ro2">
          <table:table-cell office:value-type="date" office:date-value="2021-04-18T00:00:00" table:style-name="ce5">
            <text:p>2021/4/18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34886" table:style-name="ce6">
            <text:p>34,886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25701" table:style-name="ce6">
            <text:p>25,701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38190" table:style-name="ce6">
            <text:p>138,190<text:s/></text:p>
          </table:table-cell>
          <table:table-cell office:value-type="float" office:value="36115" table:style-name="ce6">
            <text:p>36,115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35997" table:style-name="ce6">
            <text:p>35,997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26588" table:style-name="ce6">
            <text:p>26,588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58836" table:style-name="ce6">
            <text:p>58,836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47349" table:style-name="ce6">
            <text:p>47,349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2512" table:style-name="ce6">
            <text:p>2,512<text:s/></text:p>
          </table:table-cell>
          <table:table-cell table:number-columns-repeated="16264"/>
        </table:table-row>
        <table:table-row table:style-name="ro2">
          <table:table-cell office:value-type="date" office:date-value="2021-04-19T00:00:00" table:style-name="ce5">
            <text:p>2021/4/19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40210" table:style-name="ce6">
            <text:p>40,210<text:s/></text:p>
          </table:table-cell>
          <table:table-cell office:value-type="float" office:value="37780" table:style-name="ce6">
            <text:p>37,780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8058" table:style-name="ce6">
            <text:p>18,058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30130" table:style-name="ce6">
            <text:p>30,13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34422" table:style-name="ce6">
            <text:p>34,422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4011" table:style-name="ce6">
            <text:p>24,011<text:s/></text:p>
          </table:table-cell>
          <table:table-cell office:value-type="float" office:value="121946" table:style-name="ce6">
            <text:p>121,946<text:s/></text:p>
          </table:table-cell>
          <table:table-cell office:value-type="float" office:value="36657" table:style-name="ce6">
            <text:p>36,657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30592" table:style-name="ce6">
            <text:p>30,592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32665" table:style-name="ce6">
            <text:p>32,665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39719" table:style-name="ce6">
            <text:p>39,719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53697" table:style-name="ce6">
            <text:p>53,697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29539" table:style-name="ce6">
            <text:p>29,539<text:s/></text:p>
          </table:table-cell>
          <table:table-cell office:value-type="float" office:value="29997" table:style-name="ce6">
            <text:p>29,997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56716" table:style-name="ce6">
            <text:p>56,716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37283" table:style-name="ce6">
            <text:p>37,283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28679" table:style-name="ce6">
            <text:p>28,679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215" table:style-name="ce6">
            <text:p>4,215<text:s/></text:p>
          </table:table-cell>
          <table:table-cell table:number-columns-repeated="16264"/>
        </table:table-row>
        <table:table-row table:style-name="ro2">
          <table:table-cell office:value-type="date" office:date-value="2021-04-20T00:00:00" table:style-name="ce5">
            <text:p>2021/4/20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40523" table:style-name="ce6">
            <text:p>40,523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34059" table:style-name="ce6">
            <text:p>34,059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35741" table:style-name="ce6">
            <text:p>35,741<text:s/></text:p>
          </table:table-cell>
          <table:table-cell office:value-type="float" office:value="26522" table:style-name="ce6">
            <text:p>26,52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117585" table:style-name="ce6">
            <text:p>117,585<text:s/></text:p>
          </table:table-cell>
          <table:table-cell office:value-type="float" office:value="38373" table:style-name="ce6">
            <text:p>38,373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27650" table:style-name="ce6">
            <text:p>27,650<text:s/></text:p>
          </table:table-cell>
          <table:table-cell office:value-type="float" office:value="28151" table:style-name="ce6">
            <text:p>28,151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31906" table:style-name="ce6">
            <text:p>31,906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34057" table:style-name="ce6">
            <text:p>34,057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30683" table:style-name="ce6">
            <text:p>30,683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41001" table:style-name="ce6">
            <text:p>41,001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7067" table:style-name="ce6">
            <text:p>27,067<text:s/></text:p>
          </table:table-cell>
          <table:table-cell office:value-type="float" office:value="55340" table:style-name="ce6">
            <text:p>55,340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31280" table:style-name="ce6">
            <text:p>31,280<text:s/></text:p>
          </table:table-cell>
          <table:table-cell office:value-type="float" office:value="31759" table:style-name="ce6">
            <text:p>31,759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58010" table:style-name="ce6">
            <text:p>58,010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5114" table:style-name="ce6">
            <text:p>15,114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39189" table:style-name="ce6">
            <text:p>39,189<text:s/></text:p>
          </table:table-cell>
          <table:table-cell office:value-type="float" office:value="22918" table:style-name="ce6">
            <text:p>22,918<text:s/></text:p>
          </table:table-cell>
          <table:table-cell office:value-type="float" office:value="24048" table:style-name="ce6">
            <text:p>24,048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4307" table:style-name="ce6">
            <text:p>4,307<text:s/></text:p>
          </table:table-cell>
          <table:table-cell table:number-columns-repeated="16264"/>
        </table:table-row>
        <table:table-row table:style-name="ro2">
          <table:table-cell office:value-type="date" office:date-value="2021-04-21T00:00:00" table:style-name="ce5">
            <text:p>2021/4/21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42957" table:style-name="ce6">
            <text:p>42,957<text:s/></text:p>
          </table:table-cell>
          <table:table-cell office:value-type="float" office:value="41525" table:style-name="ce6">
            <text:p>41,525<text:s/></text:p>
          </table:table-cell>
          <table:table-cell office:value-type="float" office:value="27324" table:style-name="ce6">
            <text:p>27,324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34528" table:style-name="ce6">
            <text:p>34,52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34670" table:style-name="ce6">
            <text:p>34,670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5862" table:style-name="ce6">
            <text:p>35,862<text:s/></text:p>
          </table:table-cell>
          <table:table-cell office:value-type="float" office:value="26599" table:style-name="ce6">
            <text:p>26,599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19860" table:style-name="ce6">
            <text:p>119,860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28206" table:style-name="ce6">
            <text:p>28,206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32471" table:style-name="ce6">
            <text:p>32,471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34512" table:style-name="ce6">
            <text:p>34,512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31175" table:style-name="ce6">
            <text:p>31,175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41752" table:style-name="ce6">
            <text:p>41,752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27462" table:style-name="ce6">
            <text:p>27,462<text:s/></text:p>
          </table:table-cell>
          <table:table-cell office:value-type="float" office:value="56876" table:style-name="ce6">
            <text:p>56,876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31723" table:style-name="ce6">
            <text:p>31,723<text:s/></text:p>
          </table:table-cell>
          <table:table-cell office:value-type="float" office:value="32968" table:style-name="ce6">
            <text:p>32,968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59402" table:style-name="ce6">
            <text:p>59,402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39081" table:style-name="ce6">
            <text:p>39,081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7987" table:style-name="ce6">
            <text:p>17,987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328" table:style-name="ce6">
            <text:p>4,328<text:s/></text:p>
          </table:table-cell>
          <table:table-cell table:number-columns-repeated="16264"/>
        </table:table-row>
        <table:table-row table:style-name="ro2">
          <table:table-cell office:value-type="date" office:date-value="2021-04-22T00:00:00" table:style-name="ce5">
            <text:p>2021/4/22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42463" table:style-name="ce6">
            <text:p>42,463<text:s/></text:p>
          </table:table-cell>
          <table:table-cell office:value-type="float" office:value="42331" table:style-name="ce6">
            <text:p>42,331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15741" table:style-name="ce6">
            <text:p>15,741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8755" table:style-name="ce6">
            <text:p>18,755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35648" table:style-name="ce6">
            <text:p>35,64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27448" table:style-name="ce6">
            <text:p>27,448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24574" table:style-name="ce6">
            <text:p>124,574<text:s/></text:p>
          </table:table-cell>
          <table:table-cell office:value-type="float" office:value="41711" table:style-name="ce6">
            <text:p>41,711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25019" table:style-name="ce6">
            <text:p>25,019<text:s/></text:p>
          </table:table-cell>
          <table:table-cell office:value-type="float" office:value="33540" table:style-name="ce6">
            <text:p>33,540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29048" table:style-name="ce6">
            <text:p>29,048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31878" table:style-name="ce6">
            <text:p>31,878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23033" table:style-name="ce6">
            <text:p>23,033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36187" table:style-name="ce6">
            <text:p>36,187<text:s/></text:p>
          </table:table-cell>
          <table:table-cell office:value-type="float" office:value="41981" table:style-name="ce6">
            <text:p>41,981<text:s/></text:p>
          </table:table-cell>
          <table:table-cell office:value-type="float" office:value="26882" table:style-name="ce6">
            <text:p>26,882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57354" table:style-name="ce6">
            <text:p>57,354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32596" table:style-name="ce6">
            <text:p>32,596<text:s/></text:p>
          </table:table-cell>
          <table:table-cell office:value-type="float" office:value="33636" table:style-name="ce6">
            <text:p>33,636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61248" table:style-name="ce6">
            <text:p>61,248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29954" table:style-name="ce6">
            <text:p>29,954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362" table:style-name="ce6">
            <text:p>4,362<text:s/></text:p>
          </table:table-cell>
          <table:table-cell table:number-columns-repeated="16264"/>
        </table:table-row>
        <table:table-row table:style-name="ro2">
          <table:table-cell office:value-type="date" office:date-value="2021-04-23T00:00:00" table:style-name="ce5">
            <text:p>2021/4/23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43445" table:style-name="ce6">
            <text:p>43,445<text:s/></text:p>
          </table:table-cell>
          <table:table-cell office:value-type="float" office:value="47860" table:style-name="ce6">
            <text:p>47,860<text:s/></text:p>
          </table:table-cell>
          <table:table-cell office:value-type="float" office:value="28450" table:style-name="ce6">
            <text:p>28,450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37566" table:style-name="ce6">
            <text:p>37,56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36610" table:style-name="ce6">
            <text:p>36,610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38125" table:style-name="ce6">
            <text:p>38,125<text:s/></text:p>
          </table:table-cell>
          <table:table-cell office:value-type="float" office:value="27943" table:style-name="ce6">
            <text:p>27,943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150519" table:style-name="ce6">
            <text:p>150,519<text:s/></text:p>
          </table:table-cell>
          <table:table-cell office:value-type="float" office:value="48411" table:style-name="ce6">
            <text:p>48,411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38742" table:style-name="ce6">
            <text:p>38,742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30846" table:style-name="ce6">
            <text:p>30,846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33691" table:style-name="ce6">
            <text:p>33,691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38372" table:style-name="ce6">
            <text:p>38,372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33049" table:style-name="ce6">
            <text:p>33,049<text:s/></text:p>
          </table:table-cell>
          <table:table-cell office:value-type="float" office:value="41343" table:style-name="ce6">
            <text:p>41,343<text:s/></text:p>
          </table:table-cell>
          <table:table-cell office:value-type="float" office:value="43830" table:style-name="ce6">
            <text:p>43,830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67230" table:style-name="ce6">
            <text:p>67,230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36227" table:style-name="ce6">
            <text:p>36,227<text:s/></text:p>
          </table:table-cell>
          <table:table-cell office:value-type="float" office:value="36850" table:style-name="ce6">
            <text:p>36,850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69701" table:style-name="ce6">
            <text:p>69,701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30227" table:style-name="ce6">
            <text:p>30,227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39866" table:style-name="ce6">
            <text:p>39,866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31005" table:style-name="ce6">
            <text:p>31,005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983" table:style-name="ce6">
            <text:p>4,983<text:s/></text:p>
          </table:table-cell>
          <table:table-cell table:number-columns-repeated="16264"/>
        </table:table-row>
        <table:table-row table:style-name="ro2">
          <table:table-cell office:value-type="date" office:date-value="2021-04-24T00:00:00" table:style-name="ce5">
            <text:p>2021/4/24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54065" table:style-name="ce6">
            <text:p>54,065<text:s/></text:p>
          </table:table-cell>
          <table:table-cell office:value-type="float" office:value="18785" table:style-name="ce6">
            <text:p>18,785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32390" table:style-name="ce6">
            <text:p>32,390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29961" table:style-name="ce6">
            <text:p>29,961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33022" table:style-name="ce6">
            <text:p>33,022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53917" table:style-name="ce6">
            <text:p>153,917<text:s/></text:p>
          </table:table-cell>
          <table:table-cell office:value-type="float" office:value="49384" table:style-name="ce6">
            <text:p>49,384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47262" table:style-name="ce6">
            <text:p>47,262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27314" table:style-name="ce6">
            <text:p>27,314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40337" table:style-name="ce6">
            <text:p>40,337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31015" table:style-name="ce6">
            <text:p>31,015<text:s/></text:p>
          </table:table-cell>
          <table:table-cell office:value-type="float" office:value="37621" table:style-name="ce6">
            <text:p>37,621<text:s/></text:p>
          </table:table-cell>
          <table:table-cell office:value-type="float" office:value="34539" table:style-name="ce6">
            <text:p>34,539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29884" table:style-name="ce6">
            <text:p>29,884<text:s/></text:p>
          </table:table-cell>
          <table:table-cell office:value-type="float" office:value="74524" table:style-name="ce6">
            <text:p>74,524<text:s/></text:p>
          </table:table-cell>
          <table:table-cell office:value-type="float" office:value="16751" table:style-name="ce6">
            <text:p>16,751<text:s/></text:p>
          </table:table-cell>
          <table:table-cell office:value-type="float" office:value="33258" table:style-name="ce6">
            <text:p>33,258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60386" table:style-name="ce6">
            <text:p>60,386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3154" table:style-name="ce6">
            <text:p>3,154<text:s/></text:p>
          </table:table-cell>
          <table:table-cell table:number-columns-repeated="16264"/>
        </table:table-row>
        <table:table-row table:style-name="ro2">
          <table:table-cell office:value-type="date" office:date-value="2021-04-25T00:00:00" table:style-name="ce5">
            <text:p>2021/4/25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40930" table:style-name="ce6">
            <text:p>40,930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8176" table:style-name="ce6">
            <text:p>18,176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43892" table:style-name="ce6">
            <text:p>143,892<text:s/></text:p>
          </table:table-cell>
          <table:table-cell office:value-type="float" office:value="39524" table:style-name="ce6">
            <text:p>39,524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31749" table:style-name="ce6">
            <text:p>31,74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33853" table:style-name="ce6">
            <text:p>33,853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60728" table:style-name="ce6">
            <text:p>60,728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26561" table:style-name="ce6">
            <text:p>26,561<text:s/></text:p>
          </table:table-cell>
          <table:table-cell office:value-type="float" office:value="24610" table:style-name="ce6">
            <text:p>24,610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49767" table:style-name="ce6">
            <text:p>49,767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2675" table:style-name="ce6">
            <text:p>2,675<text:s/></text:p>
          </table:table-cell>
          <table:table-cell table:number-columns-repeated="16264"/>
        </table:table-row>
        <table:table-row table:style-name="ro2">
          <table:table-cell office:value-type="date" office:date-value="2021-04-26T00:00:00" table:style-name="ce5">
            <text:p>2021/4/26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40894" table:style-name="ce6">
            <text:p>40,894<text:s/></text:p>
          </table:table-cell>
          <table:table-cell office:value-type="float" office:value="38419" table:style-name="ce6">
            <text:p>38,419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6970" table:style-name="ce6">
            <text:p>16,970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32773" table:style-name="ce6">
            <text:p>32,773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35137" table:style-name="ce6">
            <text:p>35,137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23655" table:style-name="ce6">
            <text:p>123,655<text:s/></text:p>
          </table:table-cell>
          <table:table-cell office:value-type="float" office:value="37528" table:style-name="ce6">
            <text:p>37,528<text:s/></text:p>
          </table:table-cell>
          <table:table-cell office:value-type="float" office:value="18911" table:style-name="ce6">
            <text:p>18,911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6257" table:style-name="ce6">
            <text:p>26,257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30664" table:style-name="ce6">
            <text:p>30,664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32355" table:style-name="ce6">
            <text:p>32,355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9678" table:style-name="ce6">
            <text:p>29,678<text:s/></text:p>
          </table:table-cell>
          <table:table-cell office:value-type="float" office:value="34927" table:style-name="ce6">
            <text:p>34,927<text:s/></text:p>
          </table:table-cell>
          <table:table-cell office:value-type="float" office:value="40243" table:style-name="ce6">
            <text:p>40,243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54138" table:style-name="ce6">
            <text:p>54,138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29950" table:style-name="ce6">
            <text:p>29,950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57260" table:style-name="ce6">
            <text:p>57,260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37682" table:style-name="ce6">
            <text:p>37,682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4274" table:style-name="ce6">
            <text:p>4,274<text:s/></text:p>
          </table:table-cell>
          <table:table-cell table:number-columns-repeated="16264"/>
        </table:table-row>
        <table:table-row table:style-name="ro2">
          <table:table-cell office:value-type="date" office:date-value="2021-04-27T00:00:00" table:style-name="ce5">
            <text:p>2021/4/27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41822" table:style-name="ce6">
            <text:p>41,822<text:s/></text:p>
          </table:table-cell>
          <table:table-cell office:value-type="float" office:value="43125" table:style-name="ce6">
            <text:p>43,125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34341" table:style-name="ce6">
            <text:p>34,341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5717" table:style-name="ce6">
            <text:p>35,717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116268" table:style-name="ce6">
            <text:p>116,268<text:s/></text:p>
          </table:table-cell>
          <table:table-cell office:value-type="float" office:value="38226" table:style-name="ce6">
            <text:p>38,226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25240" table:style-name="ce6">
            <text:p>25,240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31410" table:style-name="ce6">
            <text:p>31,410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32070" table:style-name="ce6">
            <text:p>32,070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27093" table:style-name="ce6">
            <text:p>27,093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35094" table:style-name="ce6">
            <text:p>35,094<text:s/></text:p>
          </table:table-cell>
          <table:table-cell office:value-type="float" office:value="41058" table:style-name="ce6">
            <text:p>41,058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6415" table:style-name="ce6">
            <text:p>26,415<text:s/></text:p>
          </table:table-cell>
          <table:table-cell office:value-type="float" office:value="53786" table:style-name="ce6">
            <text:p>53,786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30081" table:style-name="ce6">
            <text:p>30,081<text:s/></text:p>
          </table:table-cell>
          <table:table-cell office:value-type="float" office:value="32042" table:style-name="ce6">
            <text:p>32,042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58376" table:style-name="ce6">
            <text:p>58,376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38514" table:style-name="ce6">
            <text:p>38,514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4275" table:style-name="ce6">
            <text:p>4,275<text:s/></text:p>
          </table:table-cell>
          <table:table-cell table:number-columns-repeated="16264"/>
        </table:table-row>
        <table:table-row table:style-name="ro2">
          <table:table-cell office:value-type="date" office:date-value="2021-04-28T00:00:00" table:style-name="ce5">
            <text:p>2021/4/28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44214" table:style-name="ce6">
            <text:p>44,214<text:s/></text:p>
          </table:table-cell>
          <table:table-cell office:value-type="float" office:value="44541" table:style-name="ce6">
            <text:p>44,541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6899" table:style-name="ce6">
            <text:p>16,899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17901" table:style-name="ce6">
            <text:p>17,90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27409" table:style-name="ce6">
            <text:p>27,409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120538" table:style-name="ce6">
            <text:p>120,538<text:s/></text:p>
          </table:table-cell>
          <table:table-cell office:value-type="float" office:value="40943" table:style-name="ce6">
            <text:p>40,943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6693" table:style-name="ce6">
            <text:p>26,693<text:s/></text:p>
          </table:table-cell>
          <table:table-cell office:value-type="float" office:value="27433" table:style-name="ce6">
            <text:p>27,433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32247" table:style-name="ce6">
            <text:p>32,24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30545" table:style-name="ce6">
            <text:p>30,545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27644" table:style-name="ce6">
            <text:p>27,644<text:s/></text:p>
          </table:table-cell>
          <table:table-cell office:value-type="float" office:value="31142" table:style-name="ce6">
            <text:p>31,142<text:s/></text:p>
          </table:table-cell>
          <table:table-cell office:value-type="float" office:value="36657" table:style-name="ce6">
            <text:p>36,657<text:s/></text:p>
          </table:table-cell>
          <table:table-cell office:value-type="float" office:value="42355" table:style-name="ce6">
            <text:p>42,355<text:s/></text:p>
          </table:table-cell>
          <table:table-cell office:value-type="float" office:value="26992" table:style-name="ce6">
            <text:p>26,992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55722" table:style-name="ce6">
            <text:p>55,722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32475" table:style-name="ce6">
            <text:p>32,475<text:s/></text:p>
          </table:table-cell>
          <table:table-cell office:value-type="float" office:value="33806" table:style-name="ce6">
            <text:p>33,806<text:s/></text:p>
          </table:table-cell>
          <table:table-cell office:value-type="float" office:value="20871" table:style-name="ce6">
            <text:p>20,871<text:s/></text:p>
          </table:table-cell>
          <table:table-cell office:value-type="float" office:value="62008" table:style-name="ce6">
            <text:p>62,008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7184" table:style-name="ce6">
            <text:p>17,184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41317" table:style-name="ce6">
            <text:p>41,317<text:s/></text:p>
          </table:table-cell>
          <table:table-cell office:value-type="float" office:value="24250" table:style-name="ce6">
            <text:p>24,250<text:s/></text:p>
          </table:table-cell>
          <table:table-cell office:value-type="float" office:value="25960" table:style-name="ce6">
            <text:p>25,960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30533" table:style-name="ce6">
            <text:p>30,533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4527" table:style-name="ce6">
            <text:p>4,527<text:s/></text:p>
          </table:table-cell>
          <table:table-cell table:number-columns-repeated="16264"/>
        </table:table-row>
        <table:table-row table:style-name="ro2">
          <table:table-cell office:value-type="date" office:date-value="2021-04-29T00:00:00" table:style-name="ce5">
            <text:p>2021/4/29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43433" table:style-name="ce6">
            <text:p>43,433<text:s/></text:p>
          </table:table-cell>
          <table:table-cell office:value-type="float" office:value="46129" table:style-name="ce6">
            <text:p>46,129<text:s/></text:p>
          </table:table-cell>
          <table:table-cell office:value-type="float" office:value="27180" table:style-name="ce6">
            <text:p>27,180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35909" table:style-name="ce6">
            <text:p>35,909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37919" table:style-name="ce6">
            <text:p>37,919<text:s/></text:p>
          </table:table-cell>
          <table:table-cell office:value-type="float" office:value="27622" table:style-name="ce6">
            <text:p>27,622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124269" table:style-name="ce6">
            <text:p>124,269<text:s/></text:p>
          </table:table-cell>
          <table:table-cell office:value-type="float" office:value="42234" table:style-name="ce6">
            <text:p>42,234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25399" table:style-name="ce6">
            <text:p>25,399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28241" table:style-name="ce6">
            <text:p>28,241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31886" table:style-name="ce6">
            <text:p>31,886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32426" table:style-name="ce6">
            <text:p>32,426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27469" table:style-name="ce6">
            <text:p>27,469<text:s/></text:p>
          </table:table-cell>
          <table:table-cell office:value-type="float" office:value="31810" table:style-name="ce6">
            <text:p>31,810<text:s/></text:p>
          </table:table-cell>
          <table:table-cell office:value-type="float" office:value="37664" table:style-name="ce6">
            <text:p>37,664<text:s/></text:p>
          </table:table-cell>
          <table:table-cell office:value-type="float" office:value="42718" table:style-name="ce6">
            <text:p>42,718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59507" table:style-name="ce6">
            <text:p>59,507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33009" table:style-name="ce6">
            <text:p>33,009<text:s/></text:p>
          </table:table-cell>
          <table:table-cell office:value-type="float" office:value="35023" table:style-name="ce6">
            <text:p>35,023<text:s/></text:p>
          </table:table-cell>
          <table:table-cell office:value-type="float" office:value="20856" table:style-name="ce6">
            <text:p>20,856<text:s/></text:p>
          </table:table-cell>
          <table:table-cell office:value-type="float" office:value="63790" table:style-name="ce6">
            <text:p>63,790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40316" table:style-name="ce6">
            <text:p>40,316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30096" table:style-name="ce6">
            <text:p>30,096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524" table:style-name="ce6">
            <text:p>4,524<text:s/></text:p>
          </table:table-cell>
          <table:table-cell table:number-columns-repeated="16264"/>
        </table:table-row>
        <table:table-row table:style-name="ro2">
          <table:table-cell office:value-type="date" office:date-value="2021-04-30T00:00:00" table:style-name="ce5">
            <text:p>2021/4/30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46903" table:style-name="ce6">
            <text:p>46,903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30521" table:style-name="ce6">
            <text:p>30,521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33528" table:style-name="ce6">
            <text:p>33,528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35253" table:style-name="ce6">
            <text:p>135,253<text:s/></text:p>
          </table:table-cell>
          <table:table-cell office:value-type="float" office:value="45971" table:style-name="ce6">
            <text:p>45,971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31307" table:style-name="ce6">
            <text:p>31,307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45628" table:style-name="ce6">
            <text:p>45,628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37709" table:style-name="ce6">
            <text:p>37,709<text:s/></text:p>
          </table:table-cell>
          <table:table-cell office:value-type="float" office:value="37904" table:style-name="ce6">
            <text:p>37,904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28710" table:style-name="ce6">
            <text:p>28,710<text:s/></text:p>
          </table:table-cell>
          <table:table-cell office:value-type="float" office:value="65811" table:style-name="ce6">
            <text:p>65,811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29488" table:style-name="ce6">
            <text:p>29,488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59353" table:style-name="ce6">
            <text:p>59,353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25238" table:style-name="ce6">
            <text:p>25,238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234" table:style-name="ce6">
            <text:p>3,234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5-11T03:41:50Z</meta:creation-date>
    <dc:date>2021-05-11T03:42:20Z</dc:date>
  </office:meta>
</office:document-meta>
</file>